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715cm"/>
    </style:style>
    <style:style style:name="co3" style:family="table-column">
      <style:table-column-properties fo:break-before="auto" style:column-width="41.393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096-145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ademic Exchange Quarterl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Amazon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1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Anaesthesiologica Scandinav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548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Biologica Colombi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306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Botanica Brasíl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Cirúrgica Brasileir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674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Cirúrgica Brasileir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7-44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Crystallographica. Section D, Biological Crystall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53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Crystallographica. Section 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30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Crystallographica. Section F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0-027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Dermatovenerologica Croa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23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Farmacéutica Bonaer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281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Histochemica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7-75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Horticultura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454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Materialia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399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Médica Portugues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14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Neurologica Scandinav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Neuropatholog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5-39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Ophthalmologica Scandinavica (Cessou em 2007. Cont. ISSN 1755-375X Acta Ophthalmologica (2008. 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5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Ortopédica Brasileir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3-525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Paediatrica (Os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0-2821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Parasitolog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00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Paulista de Enfermagem (UNIFES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1-40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Pharmacologica Sin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1716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Physiologic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1708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Physiologic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7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Physiologica Scandinav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5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Protozoologica (Druk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90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Psychiatrica Scandinav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5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Psychiatrica Scandinavica. Supplementu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Scientiarum. Biological Science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Theriolog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Trop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2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cta Zoologica (Stockhol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621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ddiction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56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Adsorption (Bost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09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dvanced Drug Delivery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242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dvances in Clinical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2598</text:p>
          </table:table-cell>
          <table:table-cell office:value-type="string">
            <text:p>CIÊNCIAS BIOLÓGICAS II <text:s text:c="27"/></text:p>
          </table:table-cell>
          <table:table-cell office:value-type="string">
            <text:p>Advances in Experimental Medicine and 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4046</text:p>
          </table:table-cell>
          <table:table-cell office:value-type="string">
            <text:p>CIÊNCIAS BIOLÓGICAS II <text:s text:c="27"/></text:p>
          </table:table-cell>
          <table:table-cell office:value-type="string">
            <text:p>Advances in Physiology E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3527</text:p>
          </table:table-cell>
          <table:table-cell office:value-type="string">
            <text:p>CIÊNCIAS BIOLÓGICAS II <text:s text:c="27"/></text:p>
          </table:table-cell>
          <table:table-cell office:value-type="string">
            <text:p>Advances in Virus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216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esthetic Plastic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531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frican Journal of Bio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6-0824</text:p>
          </table:table-cell>
          <table:table-cell office:value-type="string">
            <text:p>CIÊNCIAS BIOLÓGICAS II <text:s text:c="27"/></text:p>
          </table:table-cell>
          <table:table-cell office:value-type="string">
            <text:p>African Journal of Plant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9718</text:p>
          </table:table-cell>
          <table:table-cell office:value-type="string">
            <text:p>CIÊNCIAS BIOLÓGICAS II <text:s text:c="27"/></text:p>
          </table:table-cell>
          <table:table-cell office:value-type="string">
            <text:p>Aging Cel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370</text:p>
          </table:table-cell>
          <table:table-cell office:value-type="string">
            <text:p>CIÊNCIAS BIOLÓGICAS II <text:s text:c="27"/></text:p>
          </table:table-cell>
          <table:table-cell office:value-type="string">
            <text:p>AIDS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71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IDS and Behavio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2229</text:p>
          </table:table-cell>
          <table:table-cell office:value-type="string">
            <text:p>CIÊNCIAS BIOLÓGICAS II <text:s text:c="27"/></text:p>
          </table:table-cell>
          <table:table-cell office:value-type="string">
            <text:p>AIDS Research and Human Retrovirus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8329</text:p>
          </table:table-cell>
          <table:table-cell office:value-type="string">
            <text:p>CIÊNCIAS BIOLÓGICAS II <text:s text:c="27"/></text:p>
          </table:table-cell>
          <table:table-cell office:value-type="string">
            <text:p>Alcohol (Fayetteville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6008</text:p>
          </table:table-cell>
          <table:table-cell office:value-type="string">
            <text:p>CIÊNCIAS BIOLÓGICAS II <text:s text:c="27"/></text:p>
          </table:table-cell>
          <table:table-cell office:value-type="string">
            <text:p>Alcoholism, Clinical and Experiment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81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limentary Pharmacology &amp; Therapeu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5260</text:p>
          </table:table-cell>
          <table:table-cell office:value-type="string">
            <text:p>CIÊNCIAS BIOLÓGICAS II <text:s text:c="27"/></text:p>
          </table:table-cell>
          <table:table-cell office:value-type="string">
            <text:p>Alzheimer's &amp; Dement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1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azônia (UFPA. 2004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7447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bio (Os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60</text:p>
          </table:table-cell>
          <table:table-cell office:value-type="string">
            <text:p>CIÊNCIAS BIOLÓGICAS II <text:s text:c="27"/></text:p>
          </table:table-cell>
          <table:table-cell office:value-type="string">
            <text:p>Âmbito Jurí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Clinical Nutri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Clinical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08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Health-System Pharmac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8609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Hema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053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Human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2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Human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70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Hypertens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3586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Industrial Medic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655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Infection Contro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2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Medical Genetics. Part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41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Medical Genetics. Part B, Neuropsychiatric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809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Neph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108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Neurora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68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Obstetrics and Gynec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378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Obstetrics and Gyne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5406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Orthodontics and Dentofacial Orthoped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496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Pharmacology and Toxi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4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Physical Anthrop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4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Physiology. Cell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Physiology. Heart and Circulatory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60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Physiology. Lung Cellular and Molecular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19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Physiology. Regulatory, Integrative and Comparative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1-857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Physiology. Renal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18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Physiology: Endocrinology and Metabolism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1857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Physiology: Gastrointestinal and Liver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25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Prima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7408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Reproductive Immunology (1989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449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Respiratory and Critical Car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15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Respiratory Cell and Molecular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54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Sports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61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Transplant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4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Journal of Veterinary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08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erican Museum Novitat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44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ino Acids (Wie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53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mphibia-Reptil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ais Brasileiros de Dermat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54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alyst (London. 1877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70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alytica Chimica Act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264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alytical and Bioanalytical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681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alytical and Quantitative Cytology and His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alytical Bio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00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alytical Chemistry (Washingt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19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alytical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0-63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alytic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2096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atomia, Histologia, Embry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9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atomical Record. Part A, Discoveries in Molecular, Cellular, and Evolutionary Biology (Online) (Cessou em 2006. Fundiu-se com ISSN 1552-4914 e 1932-8494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7-6959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atomical Science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20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atomy and Embryology (Cessou em 2006. Cont. ISSN 1863-2653 Brain Structure &amp; Function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999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esthesia and Analges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0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esthesiology (Philadelphi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1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giology (Roslyn, N.Y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8401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imal Feed Science and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14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imal Reproduc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20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imal Reproduction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088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nales de Limnologi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960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nals of Anatom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746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nals of Applied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364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nals of Botan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9134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nals of Diagnostic Path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27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nals of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5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nals of He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460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nals of Human 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800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nals of Human Gene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819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nals of Internal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42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nals of Micro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5134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nals of Neu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720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nals of Noninvasive Electrocard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68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nals of Nutrition &amp; Metabolis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892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nals of the New York Academy of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67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nals of the Rheumatic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nals of Tropical Medicine and Parasi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5096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nals of Vascular Surge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4286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nual Review of Phytopath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1020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tarctic Sci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49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ti-Cancer Drug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700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ticancer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4804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timicrobial Agents and Chemotherap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0864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tioxidants &amp; Redox Signall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354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tivir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5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tiviral Therapy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0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ntonie van Leeuwenhoek (Gedruk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pidologie (Cell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3-4641</text:p>
          </table:table-cell>
          <table:table-cell office:value-type="string">
            <text:p>CIÊNCIAS BIOLÓGICAS II <text:s text:c="27"/></text:p>
          </table:table-cell>
          <table:table-cell office:value-type="string">
            <text:p>APMIS. Acta Pathologica, Microbiologica et Immunologica Scandinav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818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poptosis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ppetite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2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Applied and Environmental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2289</text:p>
          </table:table-cell>
          <table:table-cell office:value-type="string">
            <text:p>CIÊNCIAS BIOLÓGICAS II <text:s text:c="27"/></text:p>
          </table:table-cell>
          <table:table-cell office:value-type="string">
            <text:p>Applied Biochemistry and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Applied Biochemistry and Micro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860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pplied Catalysis. A, Gener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00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pplied Mathematics and Comput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98</text:p>
          </table:table-cell>
          <table:table-cell office:value-type="string">
            <text:p>CIÊNCIAS BIOLÓGICAS II <text:s text:c="27"/></text:p>
          </table:table-cell>
          <table:table-cell office:value-type="string">
            <text:p>Applied Microbiology and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pplied Surface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86</text:p>
          </table:table-cell>
          <table:table-cell office:value-type="string">
            <text:p>CIÊNCIAS BIOLÓGICAS II <text:s text:c="27"/></text:p>
          </table:table-cell>
          <table:table-cell office:value-type="string">
            <text:p>Aquaculture (Amsterda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57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quaculture Nutri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557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quaculture Research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770</text:p>
          </table:table-cell>
          <table:table-cell office:value-type="string">
            <text:p>CIÊNCIAS BIOLÓGICAS II <text:s text:c="27"/></text:p>
          </table:table-cell>
          <table:table-cell office:value-type="string">
            <text:p>Aquatic Botan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2588</text:p>
          </table:table-cell>
          <table:table-cell office:value-type="string">
            <text:p>CIÊNCIAS BIOLÓGICAS II <text:s text:c="27"/></text:p>
          </table:table-cell>
          <table:table-cell office:value-type="string">
            <text:p>Aquatic Ec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0-74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Aquatic Living Resour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45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quatic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623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chiv der Pharmazie (Weinhei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5016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chives of Andr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chives of Biochemistry and Bio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3696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chives of Dermatological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341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chives of Environmental Contamination and Toxi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067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chives of Gynecology and Obstetr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446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chives of Insect Biochemistry and Phys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4409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chives of Medic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893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chives of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69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chives of Oral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6269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chives of Pharmacal Research (Seoul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chives of Physical Medicine and Rehabilit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57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chives of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4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chives of Veterinary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608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chives of Vi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59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chivos de Zootecn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6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chivos Latinoamericanos de Nutrició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69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chivum Immunologiae et Therapiae Experimental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63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KIVOC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16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quivo Brasileiro de Medicina Veterinária e Zootecn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30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quivos Brasileiros de Endocrinologia e Metab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3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quivos Brasileiros de Neurocirur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quivos Brasileiros de Oftalm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5686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quivos de Ciências do M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0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quivos de Gastroenter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quivos de Neuro-Psiquiat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939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quivos em Odontologia (UFM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564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teriosclerosis, Thrombosis, and Vascular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35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thritis and Rheumat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8039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thropod Structure &amp; Develop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80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throscopy (New York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4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tificial Orga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41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rzneimittel-Forschu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8-68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sian Journal of And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5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ASLIB Proceeding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50</text:p>
          </table:table-cell>
          <table:table-cell office:value-type="string">
            <text:p>CIÊNCIAS BIOLÓGICAS II <text:s text:c="27"/></text:p>
          </table:table-cell>
          <table:table-cell office:value-type="string">
            <text:p>Atherosclerosis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1929</text:p>
          </table:table-cell>
          <table:table-cell office:value-type="string">
            <text:p>CIÊNCIAS BIOLÓGICAS II <text:s text:c="27"/></text:p>
          </table:table-cell>
          <table:table-cell office:value-type="string">
            <text:p>ATLA. Alternatives to Laboratory Anim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656</text:p>
          </table:table-cell>
          <table:table-cell office:value-type="string">
            <text:p>CIÊNCIAS BIOLÓGICAS II <text:s text:c="27"/></text:p>
          </table:table-cell>
          <table:table-cell office:value-type="string">
            <text:p>Atlân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53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Atomic Spectroscop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386</text:p>
          </table:table-cell>
          <table:table-cell office:value-type="string">
            <text:p>CIÊNCIAS BIOLÓGICAS II <text:s text:c="27"/></text:p>
          </table:table-cell>
          <table:table-cell office:value-type="string">
            <text:p>Atualidades Ornitológica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8674</text:p>
          </table:table-cell>
          <table:table-cell office:value-type="string">
            <text:p>CIÊNCIAS BIOLÓGICAS II <text:s text:c="27"/></text:p>
          </table:table-cell>
          <table:table-cell office:value-type="string">
            <text:p>Australian and New Zealand Journal of Psychia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6934</text:p>
          </table:table-cell>
          <table:table-cell office:value-type="string">
            <text:p>CIÊNCIAS BIOLÓGICAS II <text:s text:c="27"/></text:p>
          </table:table-cell>
          <table:table-cell office:value-type="string">
            <text:p>Autoimmunity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86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Autonomic &amp; Autacoid Pharmac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02</text:p>
          </table:table-cell>
          <table:table-cell office:value-type="string">
            <text:p>CIÊNCIAS BIOLÓGICAS II <text:s text:c="27"/></text:p>
          </table:table-cell>
          <table:table-cell office:value-type="string">
            <text:p>Autonomic Neuroscience: Basic &amp; Clinic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8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Basic &amp; Clinical Pharmacology &amp; Toxi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4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Basic Research in Card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8244</text:p>
          </table:table-cell>
          <table:table-cell office:value-type="string">
            <text:p>CIÊNCIAS BIOLÓGICAS II <text:s text:c="27"/></text:p>
          </table:table-cell>
          <table:table-cell office:value-type="string">
            <text:p>Behavior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525X</text:p>
          </table:table-cell>
          <table:table-cell office:value-type="string">
            <text:p>CIÊNCIAS BIOLÓGICAS II <text:s text:c="27"/></text:p>
          </table:table-cell>
          <table:table-cell office:value-type="string">
            <text:p>Behavioral and Brain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3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Behavioural Brai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8810</text:p>
          </table:table-cell>
          <table:table-cell office:value-type="string">
            <text:p>CIÊNCIAS BIOLÓGICAS II <text:s text:c="27"/></text:p>
          </table:table-cell>
          <table:table-cell office:value-type="string">
            <text:p>Behavioural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6357</text:p>
          </table:table-cell>
          <table:table-cell office:value-type="string">
            <text:p>CIÊNCIAS BIOLÓGICAS II <text:s text:c="27"/></text:p>
          </table:table-cell>
          <table:table-cell office:value-type="string">
            <text:p>Behavioural Process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24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atalysis and Biotransforma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545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ell (Mendo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1X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hemical and Biophysical Research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0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hemical Engineering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hemical Gene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6021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hemical Journal (London. 1984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52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hemical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127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hemical Society Transac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978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hemical Systematics and E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60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hemistry (East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79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hemistry (New York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9-8211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hemistry and Cell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81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hemistry and Molecular Biology Educ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1981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himica and Biophysica Acta. Molecular and Cell Biology of Lip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781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himica et Biophysica Acta, N. Gene Structure and Express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7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himica et Biophysica Acta. Bioenerg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736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himica et Biophysica Acta. Biomembran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1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himica et Biophysica Acta. G, General Subje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9639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himica et Biophysica Acta. Proteins and Prote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himie (Paris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1802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onjugate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3157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control Science and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15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diversity and Conserv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3-8804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Drugs (Aucklan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8462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electromag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029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fizika (Moskv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014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fouling (New York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5729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gerontology (Dordrech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4803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informatics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134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logia Plantarum (Prah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6158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logical &amp; Pharmaceutical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6730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logical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9644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logical Contro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066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logical Journal of the Linnean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223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logical Psychiatry (196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9760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logical Research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8004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logical Research for Nurs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185X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logical Reviews of the Cambridge Philosophical Societ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016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logical Rhythm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9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logical Trace Element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1056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logicals (London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95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logy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3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logy of Reprodu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9-72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logy of Reproduction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8-4900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logy of the Cel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126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logy of the Neonat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750X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markers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65X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matemática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6041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medical Materials (Bristol.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3-33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medicine &amp; Pharmacotherap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0844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Metals (Ox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896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organic &amp; Medicinal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4X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organic &amp; Medicinal Chemistry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2782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pharmaceutics &amp; Drug Disposi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6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physical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495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physical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3-04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physical Reviews and Lette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25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polymers (New York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75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process and Biosystems Engineer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524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resource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5X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rheology (Ox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science Journal (UFU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4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science Re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9750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technology Adva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4513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technology and Applied Bio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92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technology and Bio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5492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technology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79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technology Progres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5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otecnologia Ciência &amp; Desenvolviment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0752</text:p>
          </table:table-cell>
          <table:table-cell office:value-type="string">
            <text:p>CIÊNCIAS BIOLÓGICAS II <text:s text:c="27"/></text:p>
          </table:table-cell>
          <table:table-cell office:value-type="string">
            <text:p>Birth Defects Research. Clinical and Molecular Ter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03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BJOG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096</text:p>
          </table:table-cell>
          <table:table-cell office:value-type="string">
            <text:p>CIÊNCIAS BIOLÓGICAS II <text:s text:c="27"/></text:p>
          </table:table-cell>
          <table:table-cell office:value-type="string">
            <text:p>BJU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4971</text:p>
          </table:table-cell>
          <table:table-cell office:value-type="string">
            <text:p>CIÊNCIAS BIOLÓGICAS II <text:s text:c="27"/></text:p>
          </table:table-cell>
          <table:table-cell office:value-type="string">
            <text:p>Blood (Philadelphia, P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0020</text:p>
          </table:table-cell>
          <table:table-cell office:value-type="string">
            <text:p>CIÊNCIAS BIOLÓGICAS II <text:s text:c="27"/></text:p>
          </table:table-cell>
          <table:table-cell office:value-type="string">
            <text:p>Blood (Philadelphia.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9796</text:p>
          </table:table-cell>
          <table:table-cell office:value-type="string">
            <text:p>CIÊNCIAS BIOLÓGICAS II <text:s text:c="27"/></text:p>
          </table:table-cell>
          <table:table-cell office:value-type="string">
            <text:p>Blood Cells, Molecules &amp; Diseas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52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Blood Coagulation &amp; Fibrino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50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Blood Purifi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0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Biochemistr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05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Bioinfor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70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750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Biotechn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Cancer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2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Cardiovascular Disorder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21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Cell Bi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Developmental Bi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Evolutionary Bi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0X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Gastroenter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56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Genetic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64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Gen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Immun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34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Infectious Diseas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50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Medical Genetic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Microbi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99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Molecular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74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Musculoskeletal Disorder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202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Neurosc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229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Plant Bi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58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Public Health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66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Pulmonary Medicin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 Structural Bi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3879</text:p>
          </table:table-cell>
          <table:table-cell office:value-type="string">
            <text:p>CIÊNCIAS BIOLÓGICAS II <text:s text:c="27"/></text:p>
          </table:table-cell>
          <table:table-cell office:value-type="string">
            <text:p>BMC. Biomedical Chromatograph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7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Boletim do Centro da Biologia da Reprodução (UFJ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8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Boletim SBEM Bah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3282</text:p>
          </table:table-cell>
          <table:table-cell office:value-type="string">
            <text:p>CIÊNCIAS BIOLÓGICAS II <text:s text:c="27"/></text:p>
          </table:table-cell>
          <table:table-cell office:value-type="string">
            <text:p>Bone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3369</text:p>
          </table:table-cell>
          <table:table-cell office:value-type="string">
            <text:p>CIÊNCIAS BIOLÓGICAS II <text:s text:c="27"/></text:p>
          </table:table-cell>
          <table:table-cell office:value-type="string">
            <text:p>Bone Marrow Transplantation (Basingstok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0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Botanica Marina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705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gantia (São Paulo, S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7-7604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in &amp; Development (Tokyo. 1979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50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in (Lond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2626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in and Cogn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6305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in Pat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in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9230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in Research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299X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in Research Protocols (Cessou em 2005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1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in Research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77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in, Behavior and Evolu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in, Behavior, and Immun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4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zilian Dental Journ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zilian Journal of Biolog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2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zilian Journal of Epilepsy and Clinical Neurophysiology (Cessou em 2001. Cont. ISSN 1676-2649 Journal of Epilepsy and Clinical Neurophysiology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59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zilian Journal of Oceanograph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225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zilian Journal of Oral Science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zilian Journal of Physic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20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zilian Journal of Plant Physiolog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246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zilian Journal of Veterinary Path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zilian Journal of Veterinary Research and Animal Scienc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azilian Oral Research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806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east Cancer Research and Treat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52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itish Journal of Clinical Pharma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9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itish Journal of Dermatology (1951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0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itish Journal of Haema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45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itish Journal of Nutr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itish Journal of Ophthal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356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itish Journal of Oral &amp; Maxillofacial Surge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88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itish Journal of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250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itish Journal of Psychia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3674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itish Journal of Sports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6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British Poultry Sci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53</text:p>
          </table:table-cell>
          <table:table-cell office:value-type="string">
            <text:p>CIÊNCIAS BIOLÓGICAS II <text:s text:c="27"/></text:p>
          </table:table-cell>
          <table:table-cell office:value-type="string">
            <text:p>Bulletin of Entomologic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Bulletin of Environmental Contamination and Toxic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686</text:p>
          </table:table-cell>
          <table:table-cell office:value-type="string">
            <text:p>CIÊNCIAS BIOLÓGICAS II <text:s text:c="27"/></text:p>
          </table:table-cell>
          <table:table-cell office:value-type="string">
            <text:p>Bulletin of the World Health Organiz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dernos Camillian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dernos de Saúde Pública (ENS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972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hiers de Biologie Mar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967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lcified Tissue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2-610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adian Journal of Anaesthes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781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adian Journal of Applied Physiology (Cessou em 2005. Cont. ISSN 1715-5312 Applied Physiology, Nutrition, and Metabolis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042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adian Journal of Chem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0-32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adian Journal of Microbi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66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adian Journal of Microbi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212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adian Journal of Physiology and Pharmac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6-743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adian Journal of 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0-9000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adian Journal of Veterinary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0-32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adian Journal of Zo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30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adian Journal of Zo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ce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570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cer Chemotherapy and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99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cer Epidemiology, Biomarkers &amp; Preven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90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cer Gene 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4608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cer Genetics and Cyto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963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cer Immuni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79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cer Investig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cer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cer Research (Chicago, Ill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7-9032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ncer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1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rbohydrate Polym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1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rbohydrate Research (Chicago, Ill.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rdiovascular Diabetolog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595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rdiovascular Drug Reviews (Cessou em 2007. Cont. ISSN 1755-5914 Cardiovascular Therapeutics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3206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rdiovascular Drugs and Therap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88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rdiovascular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3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rdiovascular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5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ries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711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ryologia (Firenz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736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atalysis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878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 &amp; Tissue Research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867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 (Cambridg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766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 and Tissue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919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 Biochemistry and Bio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4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 Biochemistry and Func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20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 Biology and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699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 Biology Internatio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160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 Calcium (Edinburgh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410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 Cycle (Georgetown, Tex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400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 Cycle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904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 Death and Differenti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154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 Motility and the Cytoskelet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7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 Prolifer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1-0602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814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 Stress &amp; Chaperon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6-7196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 Structure and Func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68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 Transplan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640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s Tissues Orga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56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ular and Molecular Biology (Print) (Cessou em 2004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68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ular and Molecular Life Sciences (Printed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ular and Molecular Neu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87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ular Immu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581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ular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898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ular Physiology and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65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llular Signal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3-102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phalalgia (Osl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321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rebral Cortex (New York, N.Y. 1991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9770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rebrovascular Diseases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2-03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eská a Slovenská Psychiatr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3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hemical and Pharmaceutical Bullet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734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hemical Communications (London. 1996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270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hemical Engineering and Process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509</text:p>
          </table:table-cell>
          <table:table-cell office:value-type="string">
            <text:p>CIÊNCIAS BIOLÓGICAS II <text:s text:c="27"/></text:p>
          </table:table-cell>
          <table:table-cell office:value-type="string">
            <text:p>Chemical Engineering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2242</text:p>
          </table:table-cell>
          <table:table-cell office:value-type="string">
            <text:p>CIÊNCIAS BIOLÓGICAS II <text:s text:c="27"/></text:p>
          </table:table-cell>
          <table:table-cell office:value-type="string">
            <text:p>Chemical Immunology and Aller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61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hemical Physics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228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hemical Research in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6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hemical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864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hemical Sen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7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hemico-Biological Interac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18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Chemistry &amp; Biodiversit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0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hemistry and Physics of Lipid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hemosphere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15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hemotherapy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3692</text:p>
          </table:table-cell>
          <table:table-cell office:value-type="string">
            <text:p>CIÊNCIAS BIOLÓGICAS II <text:s text:c="27"/></text:p>
          </table:table-cell>
          <table:table-cell office:value-type="string">
            <text:p>Chest (American College of Chest Physician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70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Child's Nervous System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58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hromatographia (Wiesbade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38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Chromosom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05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Chronobiology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iência &amp; Saúde Coletiv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iência Animal Brasileira (UFG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iência e Cul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iência e Saúde Coletiv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iência e Tecnologia de Alimento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CIÊNCIAS BIOLÓGICAS II <text:s text:c="27"/></text:p>
          </table:table-cell>
          <table:table-cell office:value-type="string">
            <text:p>Ciência Rural (UFSM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iências &amp; Cognição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38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Ciencias Mari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73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Circulation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6-984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irculation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7330</text:p>
          </table:table-cell>
          <table:table-cell office:value-type="string">
            <text:p>CIÊNCIAS BIOLÓGICAS II <text:s text:c="27"/></text:p>
          </table:table-cell>
          <table:table-cell office:value-type="string">
            <text:p>Circulatio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13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macteric (Carnforth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98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 Chimica Act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1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ínica Veterinár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25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&amp; Developmental Immu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0898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&amp; Experimental Metasta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3806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Anatomy (New York, N.Y.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41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and Diagnostic Laboratory Immunology (Cessou em 2005. Cont. ISSN 1556-6811 Clinical and Vaccine Immunolo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789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and Experimental Aller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69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and Experimental Derma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19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and Experimental Hypertension (1993,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0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and Experimental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1-8890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and Experimental Medicine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0-66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and Experimental Obstetrics &amp; Gyne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70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and Experimental Pharmacology &amp; Phy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856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and Experimental Rheumatology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81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and Vaccine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79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and Vaccine Immun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20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Bi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0432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Cancer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4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Chemistry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62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Chemistry and Laboratory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82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Dysmorph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066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Endocrinology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6616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Immunology (Orlando, Fla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48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4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Journal of Sport Medic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2118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Medicine (Lond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8-74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Microbiology and Infec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846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Neurology and Neurosurgery (Dutch-Flemish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50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Neuropath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762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Nuclear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561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Nutrition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71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Oral Implants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698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Oral Investig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236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Pharmacology and Therapeu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0-3198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Rheumatology (Printe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522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Science (1979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2918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Therapeu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3650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Toxicology (Philadelphia, Pa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00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al Transplan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32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inics (US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2302</text:p>
          </table:table-cell>
          <table:table-cell office:value-type="string">
            <text:p>CIÊNCIAS BIOLÓGICAS II <text:s text:c="27"/></text:p>
          </table:table-cell>
          <table:table-cell office:value-type="string">
            <text:p>Cloning and Stem Cel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8529</text:p>
          </table:table-cell>
          <table:table-cell office:value-type="string">
            <text:p>CIÊNCIAS BIOLÓGICAS II <text:s text:c="27"/></text:p>
          </table:table-cell>
          <table:table-cell office:value-type="string">
            <text:p>CNS Spectru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31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leção Pesquisa em Educação Fís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0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lloid and Polymer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5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lloids and Surfaces. A, Physicochemical and Engineering Aspect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lloids and Surfaces. B, Biointerfac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83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lombia Me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8910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lorectal Diseas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20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mbinatorial Chemistry &amp; High Throughput Screen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56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mmunity Dentistry and Oral Epidem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279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mmunity Genetics (Cessou em 2008. Cont. ISSN 1662-4246 Public Health Genomics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4959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mparative Biochemistry and Physiology. B, Biochemistry &amp; Molecular Biology (Cessou em 1999. Cont. Comparative Biochemistry and Physiology. Biochemistry &amp; Molecular Biology (2000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456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mparative Biochemistry and Physiology. C. Toxicology &amp;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mparative Biochemistry and Physiology. Part A, Molecular &amp; Integrative Phy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117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mparative Biochemistry and Physiology. Part D, Genomics &amp; Prote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564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mparative Clinical Path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957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mparative Immunology, Microbiology and Infectious Diseas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40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mprehensive Psychia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1-06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mptes Rendus. Biolog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6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mputer Methods and Programs in Biomedicine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6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mputer Physics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300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mputers &amp; Geo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82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mputers in Biology and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9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nduta Médic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170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nference Proceedings (IEEE Engineering in Medicine and Biology Society. Conf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2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nnective Tissue Research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451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ntributions to Zo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37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rne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938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orrosion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963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ranio. Journal of Craniomandibular Practi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609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ritical Care (London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85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ritical Care (Londo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4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ritical Car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85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rop Breeding and Applied Biotechnolog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219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rop Protec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22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Cryo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6098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Aging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050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Alzheimer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0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Cardiology Review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669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Controlled Trials. Cardiovascular Medicine (Online) (Cessou em 2005. Cont. ISSN 1745-6215 Trial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2002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Drug Metabolism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450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Drug Targe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10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Drug Targets. Inflammation &amp; Aller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88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Drug Therap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36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Eye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80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6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HIV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641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Hypertension Report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384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Infectious Disease Report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799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Medical Research and Opin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Medicin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86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Micro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026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Neurovascula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470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Opinion in Car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1950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Opinion in Clinical Nutrition and Metabolic C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529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Opinion in Critical Ca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73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Opinion in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843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Opinion in Molecular Therapeutics (Cessou em 2007. Cont. ISSN 2040-3445 Current Opinion in Molecular Therapeut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482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Opinion in Nephrology and Hyperten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8746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Opinion in On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440X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Opinion in Structural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27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Organic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61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Pharmaceutical Desig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2037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Protein and Peptide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266</text:p>
          </table:table-cell>
          <table:table-cell office:value-type="string">
            <text:p>CIÊNCIAS BIOLÓGICAS II <text:s text:c="27"/></text:p>
          </table:table-cell>
          <table:table-cell office:value-type="string">
            <text:p>Current Topics in Medicinal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9-0974</text:p>
          </table:table-cell>
          <table:table-cell office:value-type="string">
            <text:p>CIÊNCIAS BIOLÓGICAS II <text:s text:c="27"/></text:p>
          </table:table-cell>
          <table:table-cell office:value-type="string">
            <text:p>Cybium (Par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101</text:p>
          </table:table-cell>
          <table:table-cell office:value-type="string">
            <text:p>CIÊNCIAS BIOLÓGICAS II <text:s text:c="27"/></text:p>
          </table:table-cell>
          <table:table-cell office:value-type="string">
            <text:p>Cytokine &amp; Growth Factor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4666</text:p>
          </table:table-cell>
          <table:table-cell office:value-type="string">
            <text:p>CIÊNCIAS BIOLÓGICAS II <text:s text:c="27"/></text:p>
          </table:table-cell>
          <table:table-cell office:value-type="string">
            <text:p>Cytokine (Philadelphia) (Cessou em 2000. Cont. Cytokine+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Cytometry. Part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9069</text:p>
          </table:table-cell>
          <table:table-cell office:value-type="string">
            <text:p>CIÊNCIAS BIOLÓGICAS II <text:s text:c="27"/></text:p>
          </table:table-cell>
          <table:table-cell office:value-type="string">
            <text:p>Cytotechnology (Dordrech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9226</text:p>
          </table:table-cell>
          <table:table-cell office:value-type="string">
            <text:p>CIÊNCIAS BIOLÓGICAS II <text:s text:c="27"/></text:p>
          </table:table-cell>
          <table:table-cell office:value-type="string">
            <text:p>Dalton Transactions (2003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637</text:p>
          </table:table-cell>
          <table:table-cell office:value-type="string">
            <text:p>CIÊNCIAS BIOLÓGICAS II <text:s text:c="27"/></text:p>
          </table:table-cell>
          <table:table-cell office:value-type="string">
            <text:p>Deep-Sea Research. Part 1. Oceanographic Research Pap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9-5641</text:p>
          </table:table-cell>
          <table:table-cell office:value-type="string">
            <text:p>CIÊNCIAS BIOLÓGICAS II <text:s text:c="27"/></text:p>
          </table:table-cell>
          <table:table-cell office:value-type="string">
            <text:p>Dental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83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Dento-Maxillo-Facial Rad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4269</text:p>
          </table:table-cell>
          <table:table-cell office:value-type="string">
            <text:p>CIÊNCIAS BIOLÓGICAS II <text:s text:c="27"/></text:p>
          </table:table-cell>
          <table:table-cell office:value-type="string">
            <text:p>Depression and Anxiet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19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Development (Cambridg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944X</text:p>
          </table:table-cell>
          <table:table-cell office:value-type="string">
            <text:p>CIÊNCIAS BIOLÓGICAS II <text:s text:c="27"/></text:p>
          </table:table-cell>
          <table:table-cell office:value-type="string">
            <text:p>Development, Genes and Evolu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305X</text:p>
          </table:table-cell>
          <table:table-cell office:value-type="string">
            <text:p>CIÊNCIAS BIOLÓGICAS II <text:s text:c="27"/></text:p>
          </table:table-cell>
          <table:table-cell office:value-type="string">
            <text:p>Developmental and Comparative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3806</text:p>
          </table:table-cell>
          <table:table-cell office:value-type="string">
            <text:p>CIÊNCIAS BIOLÓGICAS II <text:s text:c="27"/></text:p>
          </table:table-cell>
          <table:table-cell office:value-type="string">
            <text:p>Developmental Brain Research (Cessou em 2005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8388</text:p>
          </table:table-cell>
          <table:table-cell office:value-type="string">
            <text:p>CIÊNCIAS BIOLÓGICAS II <text:s text:c="27"/></text:p>
          </table:table-cell>
          <table:table-cell office:value-type="string">
            <text:p>Developmental Dyna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6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Developmental Medicine and Child Neur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84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Developmental Neurobiology (Hoboken, N.J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630</text:p>
          </table:table-cell>
          <table:table-cell office:value-type="string">
            <text:p>CIÊNCIAS BIOLÓGICAS II <text:s text:c="27"/></text:p>
          </table:table-cell>
          <table:table-cell office:value-type="string">
            <text:p>Developmental Psycho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2-3636</text:p>
          </table:table-cell>
          <table:table-cell office:value-type="string">
            <text:p>CIÊNCIAS BIOLÓGICAS II <text:s text:c="27"/></text:p>
          </table:table-cell>
          <table:table-cell office:value-type="string">
            <text:p>Diabetes &amp; Metabolis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7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Diabetes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27</text:p>
          </table:table-cell>
          <table:table-cell office:value-type="string">
            <text:p>CIÊNCIAS BIOLÓGICAS II <text:s text:c="27"/></text:p>
          </table:table-cell>
          <table:table-cell office:value-type="string">
            <text:p>Diabetes Research and Clinical Practi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8902</text:p>
          </table:table-cell>
          <table:table-cell office:value-type="string">
            <text:p>CIÊNCIAS BIOLÓGICAS II <text:s text:c="27"/></text:p>
          </table:table-cell>
          <table:table-cell office:value-type="string">
            <text:p>Diabetes, Obesity and Metabolism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86X</text:p>
          </table:table-cell>
          <table:table-cell office:value-type="string">
            <text:p>CIÊNCIAS BIOLÓGICAS II <text:s text:c="27"/></text:p>
          </table:table-cell>
          <table:table-cell office:value-type="string">
            <text:p>Diabetologia (Berli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1039</text:p>
          </table:table-cell>
          <table:table-cell office:value-type="string">
            <text:p>CIÊNCIAS BIOLÓGICAS II <text:s text:c="27"/></text:p>
          </table:table-cell>
          <table:table-cell office:value-type="string">
            <text:p>Diagnostic Cytopath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88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Diagnostic Microbiology and Infectious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95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Diagnostic Molecular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1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Diálogos &amp; Ciência (FTC Feira de Santan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7144</text:p>
          </table:table-cell>
          <table:table-cell office:value-type="string">
            <text:p>CIÊNCIAS BIOLÓGICAS II <text:s text:c="27"/></text:p>
          </table:table-cell>
          <table:table-cell office:value-type="string">
            <text:p>Die Pharmazie (Berli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8658</text:p>
          </table:table-cell>
          <table:table-cell office:value-type="string">
            <text:p>CIÊNCIAS BIOLÓGICAS II <text:s text:c="27"/></text:p>
          </table:table-cell>
          <table:table-cell office:value-type="string">
            <text:p>Digestive and Liver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2753</text:p>
          </table:table-cell>
          <table:table-cell office:value-type="string">
            <text:p>CIÊNCIAS BIOLÓGICAS II <text:s text:c="27"/></text:p>
          </table:table-cell>
          <table:table-cell office:value-type="string">
            <text:p>Digestive Diseases (Base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2116</text:p>
          </table:table-cell>
          <table:table-cell office:value-type="string">
            <text:p>CIÊNCIAS BIOLÓGICAS II <text:s text:c="27"/></text:p>
          </table:table-cell>
          <table:table-cell office:value-type="string">
            <text:p>Digestive Diseases and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2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Disease Mark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5103</text:p>
          </table:table-cell>
          <table:table-cell office:value-type="string">
            <text:p>CIÊNCIAS BIOLÓGICAS II <text:s text:c="27"/></text:p>
          </table:table-cell>
          <table:table-cell office:value-type="string">
            <text:p>Diseases of Aquatic Organis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3706</text:p>
          </table:table-cell>
          <table:table-cell office:value-type="string">
            <text:p>CIÊNCIAS BIOLÓGICAS II <text:s text:c="27"/></text:p>
          </table:table-cell>
          <table:table-cell office:value-type="string">
            <text:p>Diseases of the Colon &amp; Rectu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7864</text:p>
          </table:table-cell>
          <table:table-cell office:value-type="string">
            <text:p>CIÊNCIAS BIOLÓGICAS II <text:s text:c="27"/></text:p>
          </table:table-cell>
          <table:table-cell office:value-type="string">
            <text:p>DNA Repai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0545</text:p>
          </table:table-cell>
          <table:table-cell office:value-type="string">
            <text:p>CIÊNCIAS BIOLÓGICAS II <text:s text:c="27"/></text:p>
          </table:table-cell>
          <table:table-cell office:value-type="string">
            <text:p>Drug and Chemical Toxicology (New York, N.Y. 1978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7544</text:p>
          </table:table-cell>
          <table:table-cell office:value-type="string">
            <text:p>CIÊNCIAS BIOLÓGICAS II <text:s text:c="27"/></text:p>
          </table:table-cell>
          <table:table-cell office:value-type="string">
            <text:p>Drug Deliv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Drug Development Research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446</text:p>
          </table:table-cell>
          <table:table-cell office:value-type="string">
            <text:p>CIÊNCIAS BIOLÓGICAS II <text:s text:c="27"/></text:p>
          </table:table-cell>
          <table:table-cell office:value-type="string">
            <text:p>Drug Discovery Toda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8282</text:p>
          </table:table-cell>
          <table:table-cell office:value-type="string">
            <text:p>CIÊNCIAS BIOLÓGICAS II <text:s text:c="27"/></text:p>
          </table:table-cell>
          <table:table-cell office:value-type="string">
            <text:p>Drugs of the Futur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7208</text:p>
          </table:table-cell>
          <table:table-cell office:value-type="string">
            <text:p>CIÊNCIAS BIOLÓGICAS II <text:s text:c="27"/></text:p>
          </table:table-cell>
          <table:table-cell office:value-type="string">
            <text:p>Dyes and Pigmen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051X</text:p>
          </table:table-cell>
          <table:table-cell office:value-type="string">
            <text:p>CIÊNCIAS BIOLÓGICAS II <text:s text:c="27"/></text:p>
          </table:table-cell>
          <table:table-cell office:value-type="string">
            <text:p>Dysphagia (New York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7229</text:p>
          </table:table-cell>
          <table:table-cell office:value-type="string">
            <text:p>CIÊNCIAS BIOLÓGICAS II <text:s text:c="27"/></text:p>
          </table:table-cell>
          <table:table-cell office:value-type="string">
            <text:p>E-Polymer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782</text:p>
          </table:table-cell>
          <table:table-cell office:value-type="string">
            <text:p>CIÊNCIAS BIOLÓGICAS II <text:s text:c="27"/></text:p>
          </table:table-cell>
          <table:table-cell office:value-type="string">
            <text:p>Early Human Develop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670</text:p>
          </table:table-cell>
          <table:table-cell office:value-type="string">
            <text:p>CIÊNCIAS BIOLÓGICAS II <text:s text:c="27"/></text:p>
          </table:table-cell>
          <table:table-cell office:value-type="string">
            <text:p>Eclética Química (UNESP. Araraquar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00</text:p>
          </table:table-cell>
          <table:table-cell office:value-type="string">
            <text:p>CIÊNCIAS BIOLÓGICAS II <text:s text:c="27"/></text:p>
          </table:table-cell>
          <table:table-cell office:value-type="string">
            <text:p>Ecological Modell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9615</text:p>
          </table:table-cell>
          <table:table-cell office:value-type="string">
            <text:p>CIÊNCIAS BIOLÓGICAS II <text:s text:c="27"/></text:p>
          </table:table-cell>
          <table:table-cell office:value-type="string">
            <text:p>Ecological Monograph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292</text:p>
          </table:table-cell>
          <table:table-cell office:value-type="string">
            <text:p>CIÊNCIAS BIOLÓGICAS II <text:s text:c="27"/></text:p>
          </table:table-cell>
          <table:table-cell office:value-type="string">
            <text:p>Ecotoxicology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513</text:p>
          </table:table-cell>
          <table:table-cell office:value-type="string">
            <text:p>CIÊNCIAS BIOLÓGICAS II <text:s text:c="27"/></text:p>
          </table:table-cell>
          <table:table-cell office:value-type="string">
            <text:p>Ecotoxicology and Environmental Saf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8-7223</text:p>
          </table:table-cell>
          <table:table-cell office:value-type="string">
            <text:p>CIÊNCIAS BIOLÓGICAS II <text:s text:c="27"/></text:p>
          </table:table-cell>
          <table:table-cell office:value-type="string">
            <text:p>Einstein (Troyes) (Cessou em 2003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7-11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EJD. European Journal of Derma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3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Electroanalysis (New York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86</text:p>
          </table:table-cell>
          <table:table-cell office:value-type="string">
            <text:p>CIÊNCIAS BIOLÓGICAS II <text:s text:c="27"/></text:p>
          </table:table-cell>
          <table:table-cell office:value-type="string">
            <text:p>Electrochimica Act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7595</text:p>
          </table:table-cell>
          <table:table-cell office:value-type="string">
            <text:p>CIÊNCIAS BIOLÓGICAS II <text:s text:c="27"/></text:p>
          </table:table-cell>
          <table:table-cell office:value-type="string">
            <text:p>Electrofisiología &amp; Arritm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50X</text:p>
          </table:table-cell>
          <table:table-cell office:value-type="string">
            <text:p>CIÊNCIAS BIOLÓGICAS II <text:s text:c="27"/></text:p>
          </table:table-cell>
          <table:table-cell office:value-type="string">
            <text:p>Electromyography and Clinical Neurophys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458</text:p>
          </table:table-cell>
          <table:table-cell office:value-type="string">
            <text:p>CIÊNCIAS BIOLÓGICAS II <text:s text:c="27"/></text:p>
          </table:table-cell>
          <table:table-cell office:value-type="string">
            <text:p>Electronic Journal of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08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Electrophoresis (Weinhei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4189</text:p>
          </table:table-cell>
          <table:table-cell office:value-type="string">
            <text:p>CIÊNCIAS BIOLÓGICAS II <text:s text:c="27"/></text:p>
          </table:table-cell>
          <table:table-cell office:value-type="string">
            <text:p>EMBO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221X</text:p>
          </table:table-cell>
          <table:table-cell office:value-type="string">
            <text:p>CIÊNCIAS BIOLÓGICAS II <text:s text:c="27"/></text:p>
          </table:table-cell>
          <table:table-cell office:value-type="string">
            <text:p>EMBO Repor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59</text:p>
          </table:table-cell>
          <table:table-cell office:value-type="string">
            <text:p>CIÊNCIAS BIOLÓGICAS II <text:s text:c="27"/></text:p>
          </table:table-cell>
          <table:table-cell office:value-type="string">
            <text:p>Emerging Infectious Disease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Emerging Infectious Diseas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711X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docrine Journal (Basingstoke) (Cessou em 1994. Cont. ISSN 1355-008X Endocrine (Basingstok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8959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docrine Journal (Toky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5800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docrine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5303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docrine, Metabolic and Immune Disorders. Drug Targe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088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docrine-Related Canc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227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docrinology (Philadelphi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3329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dothelium (Philadelphia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03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tomologia Experimentalis et Applicata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4120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vironment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84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vironmental and Experimental Botan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909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vironmental Biology of Fish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8758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vironmental Engineering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912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vironment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69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vironmental Monitoring and Assessment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74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vironmental Pollution (198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45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vironmental Pollution (Londo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vironmental Research (New York, N.Y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6X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vironmental Science &amp;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1344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vironmental Science and Pollution Research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330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vironmental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4081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vironmental Toxi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72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vironmental Toxicology and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6689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vironmental Toxicology and Pharma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0229</text:p>
          </table:table-cell>
          <table:table-cell office:value-type="string">
            <text:p>CIÊNCIAS BIOLÓGICAS II <text:s text:c="27"/></text:p>
          </table:table-cell>
          <table:table-cell office:value-type="string">
            <text:p>Enzyme and Microbial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74</text:p>
          </table:table-cell>
          <table:table-cell office:value-type="string">
            <text:p>CIÊNCIAS BIOLÓGICAS II <text:s text:c="27"/></text:p>
          </table:table-cell>
          <table:table-cell office:value-type="string">
            <text:p>Epidemiologia e Serviços de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2688</text:p>
          </table:table-cell>
          <table:table-cell office:value-type="string">
            <text:p>CIÊNCIAS BIOLÓGICAS II <text:s text:c="27"/></text:p>
          </table:table-cell>
          <table:table-cell office:value-type="string">
            <text:p>Epidemiology and Infec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5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Epilepsia (Copenhag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5050</text:p>
          </table:table-cell>
          <table:table-cell office:value-type="string">
            <text:p>CIÊNCIAS BIOLÓGICAS II <text:s text:c="27"/></text:p>
          </table:table-cell>
          <table:table-cell office:value-type="string">
            <text:p>Epilepsy &amp; Behavior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1211</text:p>
          </table:table-cell>
          <table:table-cell office:value-type="string">
            <text:p>CIÊNCIAS BIOLÓGICAS II <text:s text:c="27"/></text:p>
          </table:table-cell>
          <table:table-cell office:value-type="string">
            <text:p>Epileps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Espaço e Geografia (Un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9778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karyotic Cel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9786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karyotic Cell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336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phytica (Wageninge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5129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ace (London, Englan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4477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Archives of Oto-Rhino-Laryng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1334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Archives of Psychiatry and Clinical Neur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71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Biophysics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8827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Child &amp; Adolescent Psychia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2377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Food Research &amp;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6319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Applied Phys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3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Cancer. Supplement (199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Clinical Investig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4-9723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Clinical Microbiology &amp; Infectious Diseas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6970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Clinical 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4-4643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Endocri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91X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Gastroenterology &amp; Hep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4441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Hae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9842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Heart Fail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760X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Histo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813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Human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0667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Mass Spectrome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9-7212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Medical 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3-5234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Medicinal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5101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Neur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6X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Neuro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62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Nutri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2115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Obstetrics, Gynecology, and Reproductive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9-8836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Or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19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Organic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3801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Pain (London, Englan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199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Pedia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987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Pharmaceut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6411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Pharmaceutics and Biopharmaceu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99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0-048X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Journal of Rad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30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Neur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977X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Neuropsych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93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Psychiatry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6719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Spine Jour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28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European U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4288</text:p>
          </table:table-cell>
          <table:table-cell office:value-type="string">
            <text:p>CIÊNCIAS BIOLÓGICAS II <text:s text:c="27"/></text:p>
          </table:table-cell>
          <table:table-cell office:value-type="string">
            <text:p>Evidence-Based Complementary and Alternative Medicin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427X</text:p>
          </table:table-cell>
          <table:table-cell office:value-type="string">
            <text:p>CIÊNCIAS BIOLÓGICAS II <text:s text:c="27"/></text:p>
          </table:table-cell>
          <table:table-cell office:value-type="string">
            <text:p>Evidence-Based Complementary and Alternative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162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imental &amp; Applied Acar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73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imental and Clinical Endocrinology &amp; Diabe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00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imental and Molecular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29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imental and Toxicologic Path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3702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imental Biology and Medicine (Maywood, N.J.: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19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imental Brain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27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imental Cel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imental Ey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1-55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imental Geron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7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imental He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21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imental Lung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86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imental Neu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1-559X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imental Neurology. Supple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94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imental Parasi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24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imental Parasit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670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imental Phys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598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t Opinion on Biological 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37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t Opinion on Investigational Drugs (Cessou em 1995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37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t Opinion on Therapeutic Paten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90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t Review of Cardiovascular Therap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44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t Review of Medical Devic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9450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t Review of Proteo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05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pert Review of Vaccin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06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Extremophiles (Tokyo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22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Eye (London. 198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57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FEB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54</text:p>
          </table:table-cell>
          <table:table-cell office:value-type="string">
            <text:p>CIÊNCIAS BIOLÓGICAS II <text:s text:c="27"/></text:p>
          </table:table-cell>
          <table:table-cell office:value-type="string">
            <text:p>Femin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8244</text:p>
          </table:table-cell>
          <table:table-cell office:value-type="string">
            <text:p>CIÊNCIAS BIOLÓGICAS II <text:s text:c="27"/></text:p>
          </table:table-cell>
          <table:table-cell office:value-type="string">
            <text:p>FEMS Immunology and Medical Micro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FEMS Microbiology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6445</text:p>
          </table:table-cell>
          <table:table-cell office:value-type="string">
            <text:p>CIÊNCIAS BIOLÓGICAS II <text:s text:c="27"/></text:p>
          </table:table-cell>
          <table:table-cell office:value-type="string">
            <text:p>FEMS Microbiology Review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56</text:p>
          </table:table-cell>
          <table:table-cell office:value-type="string">
            <text:p>CIÊNCIAS BIOLÓGICAS II <text:s text:c="27"/></text:p>
          </table:table-cell>
          <table:table-cell office:value-type="string">
            <text:p>FEMS Yeast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282</text:p>
          </table:table-cell>
          <table:table-cell office:value-type="string">
            <text:p>CIÊNCIAS BIOLÓGICAS II <text:s text:c="27"/></text:p>
          </table:table-cell>
          <table:table-cell office:value-type="string">
            <text:p>Fertility and Steril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3837</text:p>
          </table:table-cell>
          <table:table-cell office:value-type="string">
            <text:p>CIÊNCIAS BIOLÓGICAS II <text:s text:c="27"/></text:p>
          </table:table-cell>
          <table:table-cell office:value-type="string">
            <text:p>Fetal Diagnosis and Therap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46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Fish &amp; Shellfish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1742</text:p>
          </table:table-cell>
          <table:table-cell office:value-type="string">
            <text:p>CIÊNCIAS BIOLÓGICAS II <text:s text:c="27"/></text:p>
          </table:table-cell>
          <table:table-cell office:value-type="string">
            <text:p>Fish Physiology and Biochem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7836</text:p>
          </table:table-cell>
          <table:table-cell office:value-type="string">
            <text:p>CIÊNCIAS BIOLÓGICAS II <text:s text:c="27"/></text:p>
          </table:table-cell>
          <table:table-cell office:value-type="string">
            <text:p>Fisheries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950</text:p>
          </table:table-cell>
          <table:table-cell office:value-type="string">
            <text:p>CIÊNCIAS BIOLÓGICAS II <text:s text:c="27"/></text:p>
          </table:table-cell>
          <table:table-cell office:value-type="string">
            <text:p>Fisioterapia e Pesquis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88</text:p>
          </table:table-cell>
          <table:table-cell office:value-type="string">
            <text:p>CIÊNCIAS BIOLÓGICAS II <text:s text:c="27"/></text:p>
          </table:table-cell>
          <table:table-cell office:value-type="string">
            <text:p>Fitness &amp; Performance Journ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158</text:p>
          </table:table-cell>
          <table:table-cell office:value-type="string">
            <text:p>CIÊNCIAS BIOLÓGICAS II <text:s text:c="27"/></text:p>
          </table:table-cell>
          <table:table-cell office:value-type="string">
            <text:p>Fitopatologia Brasileira (Impresso) (Cessou em 2007. Cont. ISSN 1982-5676 Tropical Plant Pathology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326X</text:p>
          </table:table-cell>
          <table:table-cell office:value-type="string">
            <text:p>CIÊNCIAS BIOLÓGICAS II <text:s text:c="27"/></text:p>
          </table:table-cell>
          <table:table-cell office:value-type="string">
            <text:p>Fitoterapia (Milano, 1934) (Cessou em 1960. Foi fundido com ISSN 1971-5498 Fitoterapia. Edizione Farmaceutica; ISSN 1971-5501 Fitoterapia. Edizione Medic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632</text:p>
          </table:table-cell>
          <table:table-cell office:value-type="string">
            <text:p>CIÊNCIAS BIOLÓGICAS II <text:s text:c="27"/></text:p>
          </table:table-cell>
          <table:table-cell office:value-type="string">
            <text:p>Folia Microbiologica (Pragu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6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Folia Parasitologica (Prah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20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Food Additives and Contaminants (Cessou em 2008. Foi desdobrado em dois: Food Additives &amp; Contaminants. Part B, Surveillance e Food Additives &amp; Contaminants. Part A, Chemistry, Analysis, Control, Exposure &amp; Risk Assessme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915</text:p>
          </table:table-cell>
          <table:table-cell office:value-type="string">
            <text:p>CIÊNCIAS BIOLÓGICAS II <text:s text:c="27"/></text:p>
          </table:table-cell>
          <table:table-cell office:value-type="string">
            <text:p>Food and Chemical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1858</text:p>
          </table:table-cell>
          <table:table-cell office:value-type="string">
            <text:p>CIÊNCIAS BIOLÓGICAS II <text:s text:c="27"/></text:p>
          </table:table-cell>
          <table:table-cell office:value-type="string">
            <text:p>Food Bio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8146</text:p>
          </table:table-cell>
          <table:table-cell office:value-type="string">
            <text:p>CIÊNCIAS BIOLÓGICAS II <text:s text:c="27"/></text:p>
          </table:table-cell>
          <table:table-cell office:value-type="string">
            <text:p>Food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71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Food Contro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005X</text:p>
          </table:table-cell>
          <table:table-cell office:value-type="string">
            <text:p>CIÊNCIAS BIOLÓGICAS II <text:s text:c="27"/></text:p>
          </table:table-cell>
          <table:table-cell office:value-type="string">
            <text:p>Food Hydrocollo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0020</text:p>
          </table:table-cell>
          <table:table-cell office:value-type="string">
            <text:p>CIÊNCIAS BIOLÓGICAS II <text:s text:c="27"/></text:p>
          </table:table-cell>
          <table:table-cell office:value-type="string">
            <text:p>Food Micro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0-9862</text:p>
          </table:table-cell>
          <table:table-cell office:value-type="string">
            <text:p>CIÊNCIAS BIOLÓGICAS II <text:s text:c="27"/></text:p>
          </table:table-cell>
          <table:table-cell office:value-type="string">
            <text:p>Food Technology and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7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Forensic Science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58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Free Radical Biology &amp;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5762</text:p>
          </table:table-cell>
          <table:table-cell office:value-type="string">
            <text:p>CIÊNCIAS BIOLÓGICAS II <text:s text:c="27"/></text:p>
          </table:table-cell>
          <table:table-cell office:value-type="string">
            <text:p>Free Rad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619</text:p>
          </table:table-cell>
          <table:table-cell office:value-type="string">
            <text:p>CIÊNCIAS BIOLÓGICAS II <text:s text:c="27"/></text:p>
          </table:table-cell>
          <table:table-cell office:value-type="string">
            <text:p>Fresenius Environmental Bulleti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9946</text:p>
          </table:table-cell>
          <table:table-cell office:value-type="string">
            <text:p>CIÊNCIAS BIOLÓGICAS II <text:s text:c="27"/></text:p>
          </table:table-cell>
          <table:table-cell office:value-type="string">
            <text:p>Frontiers in Bio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2-45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Frontiers in Neuro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4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Functional E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4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Functional Plant Science &amp; Biotech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7-3981</text:p>
          </table:table-cell>
          <table:table-cell office:value-type="string">
            <text:p>CIÊNCIAS BIOLÓGICAS II <text:s text:c="27"/></text:p>
          </table:table-cell>
          <table:table-cell office:value-type="string">
            <text:p>Fundamental &amp; Clinical 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1845</text:p>
          </table:table-cell>
          <table:table-cell office:value-type="string">
            <text:p>CIÊNCIAS BIOLÓGICAS II <text:s text:c="27"/></text:p>
          </table:table-cell>
          <table:table-cell office:value-type="string">
            <text:p>Fungal Genetics and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6678</text:p>
          </table:table-cell>
          <table:table-cell office:value-type="string">
            <text:p>CIÊNCIAS BIOLÓGICAS II <text:s text:c="27"/></text:p>
          </table:table-cell>
          <table:table-cell office:value-type="string">
            <text:p>Future Cardi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6708</text:p>
          </table:table-cell>
          <table:table-cell office:value-type="string">
            <text:p>CIÊNCIAS BIOLÓGICAS II <text:s text:c="27"/></text:p>
          </table:table-cell>
          <table:table-cell office:value-type="string">
            <text:p>Future Neur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6362</text:p>
          </table:table-cell>
          <table:table-cell office:value-type="string">
            <text:p>CIÊNCIAS BIOLÓGICAS II <text:s text:c="27"/></text:p>
          </table:table-cell>
          <table:table-cell office:value-type="string">
            <text:p>Gait &amp; Posture (Ox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9-8320</text:p>
          </table:table-cell>
          <table:table-cell office:value-type="string">
            <text:p>CIÊNCIAS BIOLÓGICAS II <text:s text:c="27"/></text:p>
          </table:table-cell>
          <table:table-cell office:value-type="string">
            <text:p>Gastroentérologie Clinique et Biologiqu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45X</text:p>
          </table:table-cell>
          <table:table-cell office:value-type="string">
            <text:p>CIÊNCIAS BIOLÓGICAS II <text:s text:c="27"/></text:p>
          </table:table-cell>
          <table:table-cell office:value-type="string">
            <text:p>Gazeta Medica da Bah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19</text:p>
          </table:table-cell>
          <table:table-cell office:value-type="string">
            <text:p>CIÊNCIAS BIOLÓGICAS II <text:s text:c="27"/></text:p>
          </table:table-cell>
          <table:table-cell office:value-type="string">
            <text:p>Gene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4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General and Comparative Endocri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8343</text:p>
          </table:table-cell>
          <table:table-cell office:value-type="string">
            <text:p>CIÊNCIAS BIOLÓGICAS II <text:s text:c="27"/></text:p>
          </table:table-cell>
          <table:table-cell office:value-type="string">
            <text:p>General Hospital Psychia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9369</text:p>
          </table:table-cell>
          <table:table-cell office:value-type="string">
            <text:p>CIÊNCIAS BIOLÓGICAS II <text:s text:c="27"/></text:p>
          </table:table-cell>
          <table:table-cell office:value-type="string">
            <text:p>Genes &amp; Develop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4879</text:p>
          </table:table-cell>
          <table:table-cell office:value-type="string">
            <text:p>CIÊNCIAS BIOLÓGICAS II <text:s text:c="27"/></text:p>
          </table:table-cell>
          <table:table-cell office:value-type="string">
            <text:p>Genes and Immun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1-18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Genes, Brain and Behavior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1-18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Genes, Brain and Behavio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954X</text:p>
          </table:table-cell>
          <table:table-cell office:value-type="string">
            <text:p>CIÊNCIAS BIOLÓGICAS II <text:s text:c="27"/></text:p>
          </table:table-cell>
          <table:table-cell office:value-type="string">
            <text:p>Genesis (New York, N.Y. 2000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65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Genetic Testing (Cessou em 2008. Cont. ISSN 1945-0265 Genetic Testing and Molecular Biomarker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7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Genetica ('s-Gravenhag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731</text:p>
          </table:table-cell>
          <table:table-cell office:value-type="string">
            <text:p>CIÊNCIAS BIOLÓGICAS II <text:s text:c="27"/></text:p>
          </table:table-cell>
          <table:table-cell office:value-type="string">
            <text:p>Genetics (Austin, Tex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CIÊNCIAS BIOLÓGICAS II <text:s text:c="27"/></text:p>
          </table:table-cell>
          <table:table-cell office:value-type="string">
            <text:p>Genetics and Molecular B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1-2796</text:p>
          </table:table-cell>
          <table:table-cell office:value-type="string">
            <text:p>CIÊNCIAS BIOLÓGICAS II <text:s text:c="27"/></text:p>
          </table:table-cell>
          <table:table-cell office:value-type="string">
            <text:p>Genome (Ottawa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90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Genome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7543</text:p>
          </table:table-cell>
          <table:table-cell office:value-type="string">
            <text:p>CIÊNCIAS BIOLÓGICAS II <text:s text:c="27"/></text:p>
          </table:table-cell>
          <table:table-cell office:value-type="string">
            <text:p>Genomics (San Diego, Calif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04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Geomicrobiology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24X</text:p>
          </table:table-cell>
          <table:table-cell office:value-type="string">
            <text:p>CIÊNCIAS BIOLÓGICAS II <text:s text:c="27"/></text:p>
          </table:table-cell>
          <table:table-cell office:value-type="string">
            <text:p>Gerontology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14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GLIA (New York, N.Y. :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6658</text:p>
          </table:table-cell>
          <table:table-cell office:value-type="string">
            <text:p>CIÊNCIAS BIOLÓGICAS II <text:s text:c="27"/></text:p>
          </table:table-cell>
          <table:table-cell office:value-type="string">
            <text:p>Glycobiology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2-00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Glycoconjugate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1-83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Graefe's Archive for Clinical and Experimental Ophthalm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7194</text:p>
          </table:table-cell>
          <table:table-cell office:value-type="string">
            <text:p>CIÊNCIAS BIOLÓGICAS II <text:s text:c="27"/></text:p>
          </table:table-cell>
          <table:table-cell office:value-type="string">
            <text:p>Growth Facto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374</text:p>
          </table:table-cell>
          <table:table-cell office:value-type="string">
            <text:p>CIÊNCIAS BIOLÓGICAS II <text:s text:c="27"/></text:p>
          </table:table-cell>
          <table:table-cell office:value-type="string">
            <text:p>Growth Hormone &amp; IGF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57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Gut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346</text:p>
          </table:table-cell>
          <table:table-cell office:value-type="string">
            <text:p>CIÊNCIAS BIOLÓGICAS II <text:s text:c="27"/></text:p>
          </table:table-cell>
          <table:table-cell office:value-type="string">
            <text:p>Gynecologic and Obstetric Investig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8258</text:p>
          </table:table-cell>
          <table:table-cell office:value-type="string">
            <text:p>CIÊNCIAS BIOLÓGICAS II <text:s text:c="27"/></text:p>
          </table:table-cell>
          <table:table-cell office:value-type="string">
            <text:p>Gynecologic On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3590</text:p>
          </table:table-cell>
          <table:table-cell office:value-type="string">
            <text:p>CIÊNCIAS BIOLÓGICAS II <text:s text:c="27"/></text:p>
          </table:table-cell>
          <table:table-cell office:value-type="string">
            <text:p>Gynecological Endocri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0-6078</text:p>
          </table:table-cell>
          <table:table-cell office:value-type="string">
            <text:p>CIÊNCIAS BIOLÓGICAS II <text:s text:c="27"/></text:p>
          </table:table-cell>
          <table:table-cell office:value-type="string">
            <text:p>Haematologica (Rom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8216</text:p>
          </table:table-cell>
          <table:table-cell office:value-type="string">
            <text:p>CIÊNCIAS BIOLÓGICAS II <text:s text:c="27"/></text:p>
          </table:table-cell>
          <table:table-cell office:value-type="string">
            <text:p>Haemophilia (Oxford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160X</text:p>
          </table:table-cell>
          <table:table-cell office:value-type="string">
            <text:p>CIÊNCIAS BIOLÓGICAS II <text:s text:c="27"/></text:p>
          </table:table-cell>
          <table:table-cell office:value-type="string">
            <text:p>Head &amp; Face Medic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6-05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Head and Neck <text:s/>Path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9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Hearing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19X</text:p>
          </table:table-cell>
          <table:table-cell office:value-type="string">
            <text:p>CIÊNCIAS BIOLÓGICAS II <text:s text:c="27"/></text:p>
          </table:table-cell>
          <table:table-cell office:value-type="string">
            <text:p>Helvetica Chimica Act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269</text:p>
          </table:table-cell>
          <table:table-cell office:value-type="string">
            <text:p>CIÊNCIAS BIOLÓGICAS II <text:s text:c="27"/></text:p>
          </table:table-cell>
          <table:table-cell office:value-type="string">
            <text:p>Hemoglobi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9139</text:p>
          </table:table-cell>
          <table:table-cell office:value-type="string">
            <text:p>CIÊNCIAS BIOLÓGICAS II <text:s text:c="27"/></text:p>
          </table:table-cell>
          <table:table-cell office:value-type="string">
            <text:p>Hepatology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346</text:p>
          </table:table-cell>
          <table:table-cell office:value-type="string">
            <text:p>CIÊNCIAS BIOLÓGICAS II <text:s text:c="27"/></text:p>
          </table:table-cell>
          <table:table-cell office:value-type="string">
            <text:p>Hepatology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6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Hereditas (Lund) (Cessou em 2004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71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Heteroatom Chemistr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3-02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Heterocyclic Commun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260</text:p>
          </table:table-cell>
          <table:table-cell office:value-type="string">
            <text:p>CIÊNCIAS BIOLÓGICAS II <text:s text:c="27"/></text:p>
          </table:table-cell>
          <table:table-cell office:value-type="string">
            <text:p>Hipertensão (São Paul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8241</text:p>
          </table:table-cell>
          <table:table-cell office:value-type="string">
            <text:p>CIÊNCIAS BIOLÓGICAS II <text:s text:c="27"/></text:p>
          </table:table-cell>
          <table:table-cell office:value-type="string">
            <text:p>Hipertensión (Madrid. Ed. impresa) (Cessou em 2008. Cont. ISSN 1889-1837 Hipertensión y Riesgo Vascula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9631</text:p>
          </table:table-cell>
          <table:table-cell office:value-type="string">
            <text:p>CIÊNCIAS BIOLÓGICAS II <text:s text:c="27"/></text:p>
          </table:table-cell>
          <table:table-cell office:value-type="string">
            <text:p>Hippocampus (New York, N.Y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6143</text:p>
          </table:table-cell>
          <table:table-cell office:value-type="string">
            <text:p>CIÊNCIAS BIOLÓGICAS II <text:s text:c="27"/></text:p>
          </table:table-cell>
          <table:table-cell office:value-type="string">
            <text:p>Histochemistry and Cel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3911</text:p>
          </table:table-cell>
          <table:table-cell office:value-type="string">
            <text:p>CIÊNCIAS BIOLÓGICAS II <text:s text:c="27"/></text:p>
          </table:table-cell>
          <table:table-cell office:value-type="string">
            <text:p>Histology and Histo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0167</text:p>
          </table:table-cell>
          <table:table-cell office:value-type="string">
            <text:p>CIÊNCIAS BIOLÓGICAS II <text:s text:c="27"/></text:p>
          </table:table-cell>
          <table:table-cell office:value-type="string">
            <text:p>Histopathology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5043</text:p>
          </table:table-cell>
          <table:table-cell office:value-type="string">
            <text:p>CIÊNCIAS BIOLÓGICAS II <text:s text:c="27"/></text:p>
          </table:table-cell>
          <table:table-cell office:value-type="string">
            <text:p>Hormone and Metabolic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1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Hormon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506X</text:p>
          </table:table-cell>
          <table:table-cell office:value-type="string">
            <text:p>CIÊNCIAS BIOLÓGICAS II <text:s text:c="27"/></text:p>
          </table:table-cell>
          <table:table-cell office:value-type="string">
            <text:p>Hormones and Behavio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123</text:p>
          </table:table-cell>
          <table:table-cell office:value-type="string">
            <text:p>CIÊNCIAS BIOLÓGICAS II <text:s text:c="27"/></text:p>
          </table:table-cell>
          <table:table-cell office:value-type="string">
            <text:p>HU Revista (UFJF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271</text:p>
          </table:table-cell>
          <table:table-cell office:value-type="string">
            <text:p>CIÊNCIAS BIOLÓGICAS II <text:s text:c="27"/></text:p>
          </table:table-cell>
          <table:table-cell office:value-type="string">
            <text:p>Human &amp; Experimental Toxi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7143</text:p>
          </table:table-cell>
          <table:table-cell office:value-type="string">
            <text:p>CIÊNCIAS BIOLÓGICAS II <text:s text:c="27"/></text:p>
          </table:table-cell>
          <table:table-cell office:value-type="string">
            <text:p>Human Bi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0342</text:p>
          </table:table-cell>
          <table:table-cell office:value-type="string">
            <text:p>CIÊNCIAS BIOLÓGICAS II <text:s text:c="27"/></text:p>
          </table:table-cell>
          <table:table-cell office:value-type="string">
            <text:p>Human Gene 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717</text:p>
          </table:table-cell>
          <table:table-cell office:value-type="string">
            <text:p>CIÊNCIAS BIOLÓGICAS II <text:s text:c="27"/></text:p>
          </table:table-cell>
          <table:table-cell office:value-type="string">
            <text:p>Human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652</text:p>
          </table:table-cell>
          <table:table-cell office:value-type="string">
            <text:p>CIÊNCIAS BIOLÓGICAS II <text:s text:c="27"/></text:p>
          </table:table-cell>
          <table:table-cell office:value-type="string">
            <text:p>Human Hered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8-8859</text:p>
          </table:table-cell>
          <table:table-cell office:value-type="string">
            <text:p>CIÊNCIAS BIOLÓGICAS II <text:s text:c="27"/></text:p>
          </table:table-cell>
          <table:table-cell office:value-type="string">
            <text:p>Human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8177</text:p>
          </table:table-cell>
          <table:table-cell office:value-type="string">
            <text:p>CIÊNCIAS BIOLÓGICAS II <text:s text:c="27"/></text:p>
          </table:table-cell>
          <table:table-cell office:value-type="string">
            <text:p>Human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62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Human Psycho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6X</text:p>
          </table:table-cell>
          <table:table-cell office:value-type="string">
            <text:p>CIÊNCIAS BIOLÓGICAS II <text:s text:c="27"/></text:p>
          </table:table-cell>
          <table:table-cell office:value-type="string">
            <text:p>Hydrometallurgy (Amsterda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4-911X</text:p>
          </table:table-cell>
          <table:table-cell office:value-type="string">
            <text:p>CIÊNCIAS BIOLÓGICAS II <text:s text:c="27"/></text:p>
          </table:table-cell>
          <table:table-cell office:value-type="string">
            <text:p>Hypertension (Dallas, Tex. 197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5-3817</text:p>
          </table:table-cell>
          <table:table-cell office:value-type="string">
            <text:p>CIÊNCIAS BIOLÓGICAS II <text:s text:c="27"/></text:p>
          </table:table-cell>
          <table:table-cell office:value-type="string">
            <text:p>Hypertension (Wode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19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Hypertension in Pregnanc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9636</text:p>
          </table:table-cell>
          <table:table-cell office:value-type="string">
            <text:p>CIÊNCIAS BIOLÓGICAS II <text:s text:c="27"/></text:p>
          </table:table-cell>
          <table:table-cell office:value-type="string">
            <text:p>Hypertensi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3139</text:p>
          </table:table-cell>
          <table:table-cell office:value-type="string">
            <text:p>CIÊNCIAS BIOLÓGICAS II <text:s text:c="27"/></text:p>
          </table:table-cell>
          <table:table-cell office:value-type="string">
            <text:p>ICES Journal of Marine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437X</text:p>
          </table:table-cell>
          <table:table-cell office:value-type="string">
            <text:p>CIÊNCIAS BIOLÓGICAS II <text:s text:c="27"/></text:p>
          </table:table-cell>
          <table:table-cell office:value-type="string">
            <text:p>IEEE Sensors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908</text:p>
          </table:table-cell>
          <table:table-cell office:value-type="string">
            <text:p>CIÊNCIAS BIOLÓGICAS II <text:s text:c="27"/></text:p>
          </table:table-cell>
          <table:table-cell office:value-type="string">
            <text:p>IEEE Signal Processing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7613</text:p>
          </table:table-cell>
          <table:table-cell office:value-type="string">
            <text:p>CIÊNCIAS BIOLÓGICAS II <text:s text:c="27"/></text:p>
          </table:table-cell>
          <table:table-cell office:value-type="string">
            <text:p>Immunity (Cambridge, Mass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2985</text:p>
          </table:table-cell>
          <table:table-cell office:value-type="string">
            <text:p>CIÊNCIAS BIOLÓGICAS II <text:s text:c="27"/></text:p>
          </table:table-cell>
          <table:table-cell office:value-type="string">
            <text:p>Immunobiology (Jena. 1979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0139</text:p>
          </table:table-cell>
          <table:table-cell office:value-type="string">
            <text:p>CIÊNCIAS BIOLÓGICAS II <text:s text:c="27"/></text:p>
          </table:table-cell>
          <table:table-cell office:value-type="string">
            <text:p>Immunological Investig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5-2896</text:p>
          </table:table-cell>
          <table:table-cell office:value-type="string">
            <text:p>CIÊNCIAS BIOLÓGICAS II <text:s text:c="27"/></text:p>
          </table:table-cell>
          <table:table-cell office:value-type="string">
            <text:p>Immunological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2805</text:p>
          </table:table-cell>
          <table:table-cell office:value-type="string">
            <text:p>CIÊNCIAS BIOLÓGICAS II <text:s text:c="27"/></text:p>
          </table:table-cell>
          <table:table-cell office:value-type="string">
            <text:p>Immunology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78</text:p>
          </table:table-cell>
          <table:table-cell office:value-type="string">
            <text:p>CIÊNCIAS BIOLÓGICAS II <text:s text:c="27"/></text:p>
          </table:table-cell>
          <table:table-cell office:value-type="string">
            <text:p>Immunolog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52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Immunology, Endocrine and Metabolic Agents in Medicinal Chem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39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Immunopharmacology and Immunotoxic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61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Implant Dentistr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2690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 Vitro Cellular &amp; Developmental Biology. Animal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54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 Vitro Cellular &amp; Developmental Biology. Pla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5916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dian Journal of Medic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5885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dustrial &amp; Engineering Chemistr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19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farma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26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fec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9567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fection and Immuni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fection, Genetics and Evolu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9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flamm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3830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flammation Research (Printed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0998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flammatory Bowel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692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flammopharmacology (Dordrecht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6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forme Epidemiologico do SUS (Cessou em 2002. Cont. ISSN 1679-4974 Epidemiologia e Serviços de Saúd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8378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halation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69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organic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7003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organic Chemistry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organica Chimica Acta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17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sect Biochemistry and Molecular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0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sect Molecular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812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sectes Sociaux (Printed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91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strumentation Science &amp;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70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grative and Comparative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4642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nsive Care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92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active Cardiovascular and Thoracic Surger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face (Botucatu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24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Archives of Allergy and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8305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Biodeterioration &amp; Biodegrad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5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Braz J Uro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119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Braz J Urol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1-5131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Congress Ser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885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Endodontic Jour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78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769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Immunopharma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19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for Parasi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831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for Vitamin and Nutrition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5-62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Andr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8579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Antimicrobial Agen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2725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Biochemistry &amp; Cell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130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Biological Macromolecul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36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Cance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2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Card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19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Clinical Pharmacology and Therapeu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5031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Clinical Practice (Esher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1958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Colorectal Diseas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9059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Derma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57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Developmental 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96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Experimental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3758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Food Engineer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7486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Food Sciences and Nutri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92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Gynaecology and Obste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891X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Gynecological Cance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4639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Hygiene and Environmental Healt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05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Immunopharma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9930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Impotenc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1-9712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Infectious Diseas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916X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Leprosy and other Mycobacterial Diseases (Cessou em 2005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3806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Mass Spectrome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5056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Medical Infor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4221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Medical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9437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Medicinal Mushroom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7-3756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Molecular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0067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Molecular Science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67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Morph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1457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Neuropsychopharma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454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Neuro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05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Obes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9-6439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On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1-5027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Oral and Maxillofacial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8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Pediatric Otorhinolaryng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31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Peptide Research and Therapeut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Pharmaceu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5370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Plant Genom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58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Plant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760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Psychophy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08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Quantum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3002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Radiation 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46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Sports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5026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Systematic and Evolutionary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5818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Toxi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9-81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Journal of Ur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6709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3462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Urogynecology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623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national Urology and Nephr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526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tervi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2-4259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vertebrate Reproduction &amp; Develop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5-5133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vestigación Clín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9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vestigational New Drug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0404</text:p>
          </table:table-cell>
          <table:table-cell office:value-type="string">
            <text:p>CIÊNCIAS BIOLÓGICAS II <text:s text:c="27"/></text:p>
          </table:table-cell>
          <table:table-cell office:value-type="string">
            <text:p>Investigative Ophthalmology &amp; Visual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2-6714</text:p>
          </table:table-cell>
          <table:table-cell office:value-type="string">
            <text:p>CIÊNCIAS BIOLÓGICAS II <text:s text:c="27"/></text:p>
          </table:table-cell>
          <table:table-cell office:value-type="string">
            <text:p>Italian Journal of Anatomy and Embry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6543</text:p>
          </table:table-cell>
          <table:table-cell office:value-type="string">
            <text:p>CIÊNCIAS BIOLÓGICAS II <text:s text:c="27"/></text:p>
          </table:table-cell>
          <table:table-cell office:value-type="string">
            <text:p>IUBMB Life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630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apanese Journal of Infectious Diseas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437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AT. Journal of Applied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43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BE. Jornal Brasileiro de Endodont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825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BIC. Journal of Biological Inorganic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38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BT. Jornal Brasileiro de Transplant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995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EADV. Journal of the European Academy of Dermatology and Venere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01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EADV. Journal of the European Academy of Dermatology and Venereology. Supple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84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N. Journal of Nephrology (Milano. 199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44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rnal Brasileiro de Patologia e Medicina Laboratori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rnal Brasileiro de Pneum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5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rnal Brasileiro de Pneumologi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55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rnal de Pediatr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8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rnal de Pediatri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6-523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de Mycologie Médical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41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cquired Immune Deficiency Syndromes (1999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32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ffective Disord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gricultural and Food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67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llergy and Clinical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287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lzheimer's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37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nalytical and Applied Pyrolysi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476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nalytical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78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natom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36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nd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2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ntibiotics (Tokyo. 1968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45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ntimicrobial Chemotherap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327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OAC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3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picultural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pplied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pplied Oral Scienc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97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pplied Phyc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0-758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pplied Physiology (1985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9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pplied Polymer Sci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04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ssisted Reproduction and Gene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41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Autoimmuni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Bacter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3-111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Basic Micro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Biochemical and Biophysical Method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67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Biochemical and Molecular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479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Bioenergetics and Biomembran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51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Biological Chemistr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060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Biological Phys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8-730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Biological Rhyth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339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Biological System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28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Biomaterials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329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Biomedical Materials Research. Part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Biomedical Materials Research. Part B, Applied Biomateri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6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Biomedical Op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777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Biomedical Science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27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Biomolecular NM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057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Biomolecular Screen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59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Bio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5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043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Bone and Miner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521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ancer Research and Clinical On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916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ardiac Fail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244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ardiovascular 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335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ataract and Refractive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3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ell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2-18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ellular and Molecular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231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ellular Bio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4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ellular Phys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hemical Educ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061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hemical Neuroanatom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5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hemical Technology and Biotechnology (198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07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hild Neurology (Cessou em 2001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hromatographic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hromatograph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023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hromatography. B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1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linical Anesthes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079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linical Gastroente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914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linical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801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linical Laboratory Analysi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113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linical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13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linical Monitoring and Comput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4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linical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270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linical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472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linical Pharmacy and Therapeu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07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linical Psych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53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linical Vi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olloid and Interface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476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ombinatorial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6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omparative Neurology (1911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omparative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759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omparative Physiology. A, Sensory, Neural, and Behavioral Phy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4-157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omparative Physiology. B, Biochemical, Systemic, and Environmental Phy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89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oordination Chemistr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213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osmetic Dermat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3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rustacean B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98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Cutaneous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0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Dairy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4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Dent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1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872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Diabetes and its Com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26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Dispersion Science and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4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conomic Entom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41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lectromyography and Kines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4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lectron Microscop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1-40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ndocrinological Investigation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9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ndocri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39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ndodon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79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ndou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7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nvironmental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50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nzyme Inhibition (Print) (Cessou em 2002. Cont. ISSN 1475-6366 Journal of Enzyme Inhibition and Medicinal Chemistry (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636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nzyme Inhibition and Medicinal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6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pilepsy and Clinical Neurophysiolog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080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quine Veterinary Science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thno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061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volutionary Biology (Printed ed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97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xercise Physiology Onl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860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xperimental Animal Science (Cessou em 2007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xperiment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5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xperimental Botan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8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xperimental Marine Biology and E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411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xperimental Therapeutics &amp; On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896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xperimental Zoology. Part A, Comparative Experimental Biology (Cessou em 2006. Cont. ISSN 1932-5223 Journal of Experimental Zoology. Part A, Ecological Genetics and Physiolog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9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xperimental Zoology. Part A, Comparative Experimental Biology (Online) (Cessou em 2006. Cont. Journal of Experimental Zoology. Part A, Ecological Genetics and Physiology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50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Experimental Zoology. Part B, Molecular and Developmental Evolu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61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Feline Medicine and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1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Fish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050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Fluoresc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3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Fluorine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8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Food Bio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Food Composition and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877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Food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4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Food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9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Forensic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117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Gastroente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5-931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Gastroenterology and Hep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26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General and Applied Microb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31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General Vi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9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Hazardous Material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49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Helminth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7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Hep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64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Herbs, Spices &amp; Medicinal Plan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0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Hered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1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Herpet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Heterocyclic Chem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031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Horticultural Science &amp;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51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Human Gene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92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Human Hypertens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35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Hyperten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117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Hypertension. Supple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75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Immunological Metho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312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Inclusion Phenomena and Macrocyclic Chem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54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Industrial Microbiology &amp;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2-26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Infection in Developing Countrie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9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Inherited Metabolic Disea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013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Inorganic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55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Insect Behavio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91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Insect Phy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99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Interferon &amp; Cytokin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01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Invertebrate Path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642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Laparoendoscopic &amp; Advanced Surgical Techniques. Part 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540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Leukocyte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2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Lipid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210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Liposome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0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Liquid Chromatography &amp; Related Technologie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amma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517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ass Spectrome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53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aterials Science. Materials in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8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edical Entom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edical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1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edical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5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edical Prima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61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edical Vir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2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edicin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20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edicinal Foo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01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icrobiological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782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icrobiology and Bio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20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icroencapsul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72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icroscop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olecular and Cellular Card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3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olecular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6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olecular Catalysis. A, Chemic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7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olecular Catalysis. B, Enzymatic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504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olecular Endocri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4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olecular Evolu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32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olecular Graphics &amp; Modell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37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olecular Hist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3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olecular Liquid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271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olecular Medicine (Berli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29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olecular Model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869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olecular Neuro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6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olecular Structur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12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olecular Structure. Theochem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123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olluscan Stud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252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orphology (1931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9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Motor Behavio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31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ano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48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anoscience and Nano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386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atural Produ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56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eural Transmiss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2-84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eural Transplantation &amp; Plastici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94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euro-On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3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eurobiology (Cessou em 2006. Cont. ISSN 1932-8451 Developmental Neurobiology (Hoboken, N.J.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4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eur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486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eurocy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9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euroendocri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7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euro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209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euroinflamma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5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eurology, Neurosurgery and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6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europathology and Experimental Neu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7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euro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7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euroscience Metho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401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euroscienc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8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euro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71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eurotraum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on-Crystalline Sol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358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uclear Car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28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Nutritional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1-80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Obstetrics and Gynaecology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76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Ocular Pharmacology and Therapeu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23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Oral and Maxillofacial Surge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4-251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Oral Pathology &amp;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Oral Rehabilita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3-493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Oral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Organic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8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Organometallic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026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Orthopaedic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1-660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Otolaryngology (Cessou em 2007. Cont. ISSN 1916-0208 Journal of Otolaryngology-Head and Neck Surgery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4-481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aediatrics and Child Health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1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at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018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ediatric Endocrinology &amp; Metabolis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211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ediatric Gastroenterology and Nutri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411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ediatric Hematology/Onc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ediatric Surge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7-00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eptide Research (Cessou em 2005. Cont. ISSN 1747-0277 Chemical Biology &amp; Drug Design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261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eptide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eriodont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9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eriodontology (1970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708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harmaceutical and Biomedical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harmaceut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7-861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harmacologic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2-182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harmacy &amp; Pharmaceutic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harmacy and 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603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hotochemistry and Photobiology. A,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134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hotochemistry and Photobiology. B,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4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hy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610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hysical Chemistry. B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47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hysics. A, Mathematical and General (Print) (Cessou em 2006. Cont. ISSN 1751-8113 Journal of Physics. A, Mathematical and Theoretical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9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hysics. Condensed Matter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659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hysics. Conference Serie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2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hysics. D, Applied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hysiology (Londo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25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hysiology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75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hysiology and Bio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7-591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hysiology and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78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hytopathology (1986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309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ine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6-161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lant Phys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38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roteome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391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roteom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95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sychiatric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0-488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sychiatry &amp; 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81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sychopharmacology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00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Public Health Dent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73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Radioanalytical and Nuclear Chemistr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98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Receptor and Signal Transduction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597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Refractive Surgery (1995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37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Reproductive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775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Reproductive Medic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5-16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Rheu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930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Separation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62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Sex &amp; Marital Therap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7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Sol-Gel Science an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Sports Medicine and Physical Fitness (Testo stampat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3-29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Sports Science and Medic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6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Steroid Biochemistry and Molecular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4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Stored Products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801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Strength and Conditioning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847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Structural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9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Surgical On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96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 American Academy of Der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 American Chemical Socie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10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 American College of Card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971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 American Mosquito Control Associ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21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 American Oil Chemists' Soci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030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 American Society for Mass Spectrome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731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 American Society of Echocardiograph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3-171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 American Society of Hypertens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0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 Brazilian Society of Ecotoxi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30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 European Academy of Dermatology and Venere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975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 Institute of Brew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617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 International Neuropsychological Socie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15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 Marine Biological Association of the United Kingdom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0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 Neurolog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948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 Peripheral Nervous Syste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4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 Science of Food and Agricultur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55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 Society for Gynecologic Investigation (Cessou em 2006. Cont. ISSN 1933-7191 Reproductive Sciences (Thousand Oaks, Calif.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88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 World Aquaculture Socie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16-695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oretical &amp; Experimental Pharma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oretical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ermal B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59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oracic Imag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793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hrombosis and Haemosta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8-135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oxicological Scie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739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oxicology and Environmental Health. Part 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67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race Elements in Medicine and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58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ranslational Medicin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63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Tropical Pediatrics (1980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11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Vascula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171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Vector Ec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66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Veterinary Internal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84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Veterinary Medicine. Series 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7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Veterinary Medicine. Series B (Cessou em 2006. Cont. ISSN 1863-1959 Zoonoses and Public Health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77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Veterinary Pharmacology and Therapeu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934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Virological Metho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38X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Vi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19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Voi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369</text:p>
          </table:table-cell>
          <table:table-cell office:value-type="string">
            <text:p>CIÊNCIAS BIOLÓGICAS II <text:s text:c="27"/></text:p>
          </table:table-cell>
          <table:table-cell office:value-type="string">
            <text:p>Journal of Zoology (198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071</text:p>
          </table:table-cell>
          <table:table-cell office:value-type="string">
            <text:p>CIÊNCIAS BIOLÓGICAS II <text:s text:c="27"/></text:p>
          </table:table-cell>
          <table:table-cell office:value-type="string">
            <text:p>JPEN. Journal of Parenteral and Enteral Nutri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862</text:p>
          </table:table-cell>
          <table:table-cell office:value-type="string">
            <text:p>CIÊNCIAS BIOLÓGICAS II <text:s text:c="27"/></text:p>
          </table:table-cell>
          <table:table-cell office:value-type="string">
            <text:p>Jus Navigand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9826</text:p>
          </table:table-cell>
          <table:table-cell office:value-type="string">
            <text:p>CIÊNCIAS BIOLÓGICAS II <text:s text:c="27"/></text:p>
          </table:table-cell>
          <table:table-cell office:value-type="string">
            <text:p>Key Engineering Material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4096</text:p>
          </table:table-cell>
          <table:table-cell office:value-type="string">
            <text:p>CIÊNCIAS BIOLÓGICAS II <text:s text:c="27"/></text:p>
          </table:table-cell>
          <table:table-cell office:value-type="string">
            <text:p>Kidney &amp; Blood Pressure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7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Laboratory Animals (Londo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5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LAES/HA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0-5331</text:p>
          </table:table-cell>
          <table:table-cell office:value-type="string">
            <text:p>CIÊNCIAS BIOLÓGICAS II <text:s text:c="27"/></text:p>
          </table:table-cell>
          <table:table-cell office:value-type="string">
            <text:p>Lakes and Reservoir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6736</text:p>
          </table:table-cell>
          <table:table-cell office:value-type="string">
            <text:p>CIÊNCIAS BIOLÓGICAS II <text:s text:c="27"/></text:p>
          </table:table-cell>
          <table:table-cell office:value-type="string">
            <text:p>Lancet (British editi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74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Langmui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8921</text:p>
          </table:table-cell>
          <table:table-cell office:value-type="string">
            <text:p>CIÊNCIAS BIOLÓGICAS II <text:s text:c="27"/></text:p>
          </table:table-cell>
          <table:table-cell office:value-type="string">
            <text:p>Lasers in Medical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092</text:p>
          </table:table-cell>
          <table:table-cell office:value-type="string">
            <text:p>CIÊNCIAS BIOLÓGICAS II <text:s text:c="27"/></text:p>
          </table:table-cell>
          <table:table-cell office:value-type="string">
            <text:p>Lasers in Surgery and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0502</text:p>
          </table:table-cell>
          <table:table-cell office:value-type="string">
            <text:p>CIÊNCIAS BIOLÓGICAS II <text:s text:c="27"/></text:p>
          </table:table-cell>
          <table:table-cell office:value-type="string">
            <text:p>Learning &amp; Memory (Cessou em 2008. Cont. ISSN 1549-5485 Learning &amp; Memory (Cold Spring Harbor, N.Y. : Online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4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Lebensmittel-Wissenschaft + Technologie / Food Science +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34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Lecturas Educación Física y Deportes (Buenos Air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518</text:p>
          </table:table-cell>
          <table:table-cell office:value-type="string">
            <text:p>CIÊNCIAS BIOLÓGICAS II <text:s text:c="27"/></text:p>
          </table:table-cell>
          <table:table-cell office:value-type="string">
            <text:p>Leprosy Revie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254</text:p>
          </table:table-cell>
          <table:table-cell office:value-type="string">
            <text:p>CIÊNCIAS BIOLÓGICAS II <text:s text:c="27"/></text:p>
          </table:table-cell>
          <table:table-cell office:value-type="string">
            <text:p>Letters in Applied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808</text:p>
          </table:table-cell>
          <table:table-cell office:value-type="string">
            <text:p>CIÊNCIAS BIOLÓGICAS II <text:s text:c="27"/></text:p>
          </table:table-cell>
          <table:table-cell office:value-type="string">
            <text:p>Letters in Drug Design &amp; Discove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786</text:p>
          </table:table-cell>
          <table:table-cell office:value-type="string">
            <text:p>CIÊNCIAS BIOLÓGICAS II <text:s text:c="27"/></text:p>
          </table:table-cell>
          <table:table-cell office:value-type="string">
            <text:p>Letters in Organic Chem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924</text:p>
          </table:table-cell>
          <table:table-cell office:value-type="string">
            <text:p>CIÊNCIAS BIOLÓGICAS II <text:s text:c="27"/></text:p>
          </table:table-cell>
          <table:table-cell office:value-type="string">
            <text:p>Leukem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8194</text:p>
          </table:table-cell>
          <table:table-cell office:value-type="string">
            <text:p>CIÊNCIAS BIOLÓGICAS II <text:s text:c="27"/></text:p>
          </table:table-cell>
          <table:table-cell office:value-type="string">
            <text:p>Leukemia &amp; Lymphom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2126</text:p>
          </table:table-cell>
          <table:table-cell office:value-type="string">
            <text:p>CIÊNCIAS BIOLÓGICAS II <text:s text:c="27"/></text:p>
          </table:table-cell>
          <table:table-cell office:value-type="string">
            <text:p>Leukemia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CIÊNCIAS BIOLÓGICAS II <text:s text:c="27"/></text:p>
          </table:table-cell>
          <table:table-cell office:value-type="string">
            <text:p>Life Sciences (1973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201</text:p>
          </table:table-cell>
          <table:table-cell office:value-type="string">
            <text:p>CIÊNCIAS BIOLÓGICAS II <text:s text:c="27"/></text:p>
          </table:table-cell>
          <table:table-cell office:value-type="string">
            <text:p>Lip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3223</text:p>
          </table:table-cell>
          <table:table-cell office:value-type="string">
            <text:p>CIÊNCIAS BIOLÓGICAS II <text:s text:c="27"/></text:p>
          </table:table-cell>
          <table:table-cell office:value-type="string">
            <text:p>Liver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2033</text:p>
          </table:table-cell>
          <table:table-cell office:value-type="string">
            <text:p>CIÊNCIAS BIOLÓGICAS II <text:s text:c="27"/></text:p>
          </table:table-cell>
          <table:table-cell office:value-type="string">
            <text:p>Lupus (Basingstok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60</text:p>
          </table:table-cell>
          <table:table-cell office:value-type="string">
            <text:p>CIÊNCIAS BIOLÓGICAS II <text:s text:c="27"/></text:p>
          </table:table-cell>
          <table:table-cell office:value-type="string">
            <text:p>Macromolecular Sympos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725X</text:p>
          </table:table-cell>
          <table:table-cell office:value-type="string">
            <text:p>CIÊNCIAS BIOLÓGICAS II <text:s text:c="27"/></text:p>
          </table:table-cell>
          <table:table-cell office:value-type="string">
            <text:p>Magnetic Resonance Imag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1581</text:p>
          </table:table-cell>
          <table:table-cell office:value-type="string">
            <text:p>CIÊNCIAS BIOLÓGICAS II <text:s text:c="27"/></text:p>
          </table:table-cell>
          <table:table-cell office:value-type="string">
            <text:p>Magnetic Resonance in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Malaria Journal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6-5047</text:p>
          </table:table-cell>
          <table:table-cell office:value-type="string">
            <text:p>CIÊNCIAS BIOLÓGICAS II <text:s text:c="27"/></text:p>
          </table:table-cell>
          <table:table-cell office:value-type="string">
            <text:p>Mammalian Bi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162</text:p>
          </table:table-cell>
          <table:table-cell office:value-type="string">
            <text:p>CIÊNCIAS BIOLÓGICAS II <text:s text:c="27"/></text:p>
          </table:table-cell>
          <table:table-cell office:value-type="string">
            <text:p>Marine Biology (Berli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1136</text:p>
          </table:table-cell>
          <table:table-cell office:value-type="string">
            <text:p>CIÊNCIAS BIOLÓGICAS II <text:s text:c="27"/></text:p>
          </table:table-cell>
          <table:table-cell office:value-type="string">
            <text:p>Marine Environment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8398</text:p>
          </table:table-cell>
          <table:table-cell office:value-type="string">
            <text:p>CIÊNCIAS BIOLÓGICAS II <text:s text:c="27"/></text:p>
          </table:table-cell>
          <table:table-cell office:value-type="string">
            <text:p>Marine Micropaleon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26X</text:p>
          </table:table-cell>
          <table:table-cell office:value-type="string">
            <text:p>CIÊNCIAS BIOLÓGICAS II <text:s text:c="27"/></text:p>
          </table:table-cell>
          <table:table-cell office:value-type="string">
            <text:p>Marine Pollution Bulletin.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Matéria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803</text:p>
          </table:table-cell>
          <table:table-cell office:value-type="string">
            <text:p>CIÊNCIAS BIOLÓGICAS II <text:s text:c="27"/></text:p>
          </table:table-cell>
          <table:table-cell office:value-type="string">
            <text:p>Materials Characteriz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CIÊNCIAS BIOLÓGICAS II <text:s text:c="27"/></text:p>
          </table:table-cell>
          <table:table-cell office:value-type="string">
            <text:p>Materials Research (São Carlo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0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Materials Science &amp; Engineering. A, Structural Materials: properties, microstructure and process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931</text:p>
          </table:table-cell>
          <table:table-cell office:value-type="string">
            <text:p>CIÊNCIAS BIOLÓGICAS II <text:s text:c="27"/></text:p>
          </table:table-cell>
          <table:table-cell office:value-type="string">
            <text:p>Materials Science &amp; Engineering. C, Biomimetic Materials, Sensors and Syste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05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Matrix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Maturitas (Amsterda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6374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chanisms of Ageing and Develop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7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chanisms of Develop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9-077X</text:p>
          </table:table-cell>
          <table:table-cell office:value-type="string">
            <text:p>CIÊNCIAS BIOLÓGICAS II <text:s text:c="27"/></text:p>
          </table:table-cell>
          <table:table-cell office:value-type="string">
            <text:p>Médecine et Maladies Infectieus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93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diators of Inflamma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0118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dical &amp; Biological Engineering &amp; Comput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8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dical and Veterinary Entom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9877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dical Hypothes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5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dical Microbiology and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3786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dical Mycology (Oxford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2405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dical Physics (Lancaster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4-1010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dical Science Monito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6046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dicina (USP.FMR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4447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dicina Oral, Patología Oral y Cirugía Bucal (Ed. impre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2523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dicinal Chemistry Research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131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dicine and Science in Sports and Exerci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31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lanoma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3714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nopause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490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tabolic Brain Disea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0495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tabolism, Clinical and Experiment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3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thods and Findings in Experimental and Clinical Pharmac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6879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thods in Enzym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3745</text:p>
          </table:table-cell>
          <table:table-cell office:value-type="string">
            <text:p>CIÊNCIAS BIOLÓGICAS II <text:s text:c="27"/></text:p>
          </table:table-cell>
          <table:table-cell office:value-type="string">
            <text:p>Methods in Molecular Biology (Clifton, N.J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4579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crobes and Infe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59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crobial Cell Factor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6294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crobial Drug Resistance (Larchmont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36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crobial 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4010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crobial Pathogene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5013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crobiological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08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crobiology (Reading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5600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crobiology and Immu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5X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crochemical Jour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9688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crocirculation (New York, N.Y. 199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92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croelectronics (Luton) (Cessou em 1978. Cont. ISSN 0959-8324 Microelectronics Journ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43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cron (Oxford. 1993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1811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croporous and Mesoporous Material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92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croscopy and Microanalysi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10X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croscopy Research and Techniqu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1085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cro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862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crovascular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3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nerva Anestesiologica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55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ni-Reviews in Medical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9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ni-Reviews in Organic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72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Mitochondrion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68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and Biochemical Parasi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77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and Cellular Bi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7306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and Cellular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2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and Cellular Endocri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7431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and Cellular Neuroscien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1524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Biology of the Cell (Cessou em 2007. Cont. ISSN 1939-4586 Molecular Biology of the Cell (Online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Biology Report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206X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Biosyste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6085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328X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Brain Research (Cessou em 2005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3743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Breed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7786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Cancer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1987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Carcinogene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098X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Ecology Resource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8809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Endocrinology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7-4615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Genetics and Ge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7192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Genetics and Metabolis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9947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Human Reproduc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5890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15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Medicine (Cambridge, Mass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1-29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Medicine Repor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7688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Membrane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38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76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Neu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4125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Nutrition &amp; Food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895X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Pharma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7903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Phylogenetics and Evolu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67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Plant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0282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Plant-Microbe Interac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41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45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Reproduction and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0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Simula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5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ar Vis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0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lecules (Basel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805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triz (Rio Claro) (Cessou em 200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185</text:p>
          </table:table-cell>
          <table:table-cell office:value-type="string">
            <text:p>CIÊNCIAS BIOLÓGICAS II <text:s text:c="27"/></text:p>
          </table:table-cell>
          <table:table-cell office:value-type="string">
            <text:p>Movement Disord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39X</text:p>
          </table:table-cell>
          <table:table-cell office:value-type="string">
            <text:p>CIÊNCIAS BIOLÓGICAS II <text:s text:c="27"/></text:p>
          </table:table-cell>
          <table:table-cell office:value-type="string">
            <text:p>Muscle &amp; Nerv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8357</text:p>
          </table:table-cell>
          <table:table-cell office:value-type="string">
            <text:p>CIÊNCIAS BIOLÓGICAS II <text:s text:c="27"/></text:p>
          </table:table-cell>
          <table:table-cell office:value-type="string">
            <text:p>Mutagene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1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Mutation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1964</text:p>
          </table:table-cell>
          <table:table-cell office:value-type="string">
            <text:p>CIÊNCIAS BIOLÓGICAS II <text:s text:c="27"/></text:p>
          </table:table-cell>
          <table:table-cell office:value-type="string">
            <text:p>Mutation Research. Fundamental and Molecular Mechanisms of Mutagene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18</text:p>
          </table:table-cell>
          <table:table-cell office:value-type="string">
            <text:p>CIÊNCIAS BIOLÓGICAS II <text:s text:c="27"/></text:p>
          </table:table-cell>
          <table:table-cell office:value-type="string">
            <text:p>Mutation Research. Genetic Toxicology and Environmental Mutagene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42</text:p>
          </table:table-cell>
          <table:table-cell office:value-type="string">
            <text:p>CIÊNCIAS BIOLÓGICAS II <text:s text:c="27"/></text:p>
          </table:table-cell>
          <table:table-cell office:value-type="string">
            <text:p>Mutation Research. Reviews in Mutation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7-101X</text:p>
          </table:table-cell>
          <table:table-cell office:value-type="string">
            <text:p>CIÊNCIAS BIOLÓGICAS II <text:s text:c="27"/></text:p>
          </table:table-cell>
          <table:table-cell office:value-type="string">
            <text:p>My Rehovo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7562</text:p>
          </table:table-cell>
          <table:table-cell office:value-type="string">
            <text:p>CIÊNCIAS BIOLÓGICAS II <text:s text:c="27"/></text:p>
          </table:table-cell>
          <table:table-cell office:value-type="string">
            <text:p>Mycological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6X</text:p>
          </table:table-cell>
          <table:table-cell office:value-type="string">
            <text:p>CIÊNCIAS BIOLÓGICAS II <text:s text:c="27"/></text:p>
          </table:table-cell>
          <table:table-cell office:value-type="string">
            <text:p>Mycopathologia (1975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74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Mycoses (Berli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4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Nanotechnology (Bristol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0-3443</text:p>
          </table:table-cell>
          <table:table-cell office:value-type="string">
            <text:p>CIÊNCIAS BIOLÓGICAS II <text:s text:c="27"/></text:p>
          </table:table-cell>
          <table:table-cell office:value-type="string">
            <text:p>Natural Medicin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4-578X</text:p>
          </table:table-cell>
          <table:table-cell office:value-type="string">
            <text:p>CIÊNCIAS BIOLÓGICAS II <text:s text:c="27"/></text:p>
          </table:table-cell>
          <table:table-cell office:value-type="string">
            <text:p>Natural Product Commun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6419</text:p>
          </table:table-cell>
          <table:table-cell office:value-type="string">
            <text:p>CIÊNCIAS BIOLÓGICAS II <text:s text:c="27"/></text:p>
          </table:table-cell>
          <table:table-cell office:value-type="string">
            <text:p>Natural Product Research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0836</text:p>
          </table:table-cell>
          <table:table-cell office:value-type="string">
            <text:p>CIÊNCIAS BIOLÓGICAS II <text:s text:c="27"/></text:p>
          </table:table-cell>
          <table:table-cell office:value-type="string">
            <text:p>Nature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4036</text:p>
          </table:table-cell>
          <table:table-cell office:value-type="string">
            <text:p>CIÊNCIAS BIOLÓGICAS II <text:s text:c="27"/></text:p>
          </table:table-cell>
          <table:table-cell office:value-type="string">
            <text:p>Nature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9-2908</text:p>
          </table:table-cell>
          <table:table-cell office:value-type="string">
            <text:p>CIÊNCIAS BIOLÓGICAS II <text:s text:c="27"/></text:p>
          </table:table-cell>
          <table:table-cell office:value-type="string">
            <text:p>Nature Immunology <text:s/>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8956</text:p>
          </table:table-cell>
          <table:table-cell office:value-type="string">
            <text:p>CIÊNCIAS BIOLÓGICAS II <text:s text:c="27"/></text:p>
          </table:table-cell>
          <table:table-cell office:value-type="string">
            <text:p>Nature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6256</text:p>
          </table:table-cell>
          <table:table-cell office:value-type="string">
            <text:p>CIÊNCIAS BIOLÓGICAS II <text:s text:c="27"/></text:p>
          </table:table-cell>
          <table:table-cell office:value-type="string">
            <text:p>Nature Neuro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0056</text:p>
          </table:table-cell>
          <table:table-cell office:value-type="string">
            <text:p>CIÊNCIAS BIOLÓGICAS II <text:s text:c="27"/></text:p>
          </table:table-cell>
          <table:table-cell office:value-type="string">
            <text:p>Nature Reviews.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1733</text:p>
          </table:table-cell>
          <table:table-cell office:value-type="string">
            <text:p>CIÊNCIAS BIOLÓGICAS II <text:s text:c="27"/></text:p>
          </table:table-cell>
          <table:table-cell office:value-type="string">
            <text:p>Nature Reviews. 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00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Nature Reviews. Neuroscience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1042</text:p>
          </table:table-cell>
          <table:table-cell office:value-type="string">
            <text:p>CIÊNCIAS BIOLÓGICAS II <text:s text:c="27"/></text:p>
          </table:table-cell>
          <table:table-cell office:value-type="string">
            <text:p>Naturwissenschafte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1298</text:p>
          </table:table-cell>
          <table:table-cell office:value-type="string">
            <text:p>CIÊNCIAS BIOLÓGICAS II <text:s text:c="27"/></text:p>
          </table:table-cell>
          <table:table-cell office:value-type="string">
            <text:p>Naunyn-Schmiedeberg's Archives of 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8002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oplasia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2685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oplasma (Bratislav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939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otropical Biology and Conserva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otropical Entom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25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otropical Ichthy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0509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phrology Dialysis Transplan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2129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phron. Experimental Neph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8517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-Oncology (Charlottesville, Va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45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biology of Ag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99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biology of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7427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biology of Learning and Memo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3190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chemic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0186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chemistry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058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ciências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endocrinology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1925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gastroenterology and Motili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7401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immunomodulation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78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logy (Cleveland, Ohi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10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Molecular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66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muscular Disord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62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n (Cambridge, Mass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9-6544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pathology (Kyoto. 1993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46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pathology and Applied Neu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179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peptides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908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6-63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psychiatric Disease and Treatment (Cessou em 2008. Cont. ISSN 1178-2021 Neuropsychiatric Disease and Treatment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3395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psychology, Development, and Cognition. Section A, Journal of Clinical and Experimental Neuropsyc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13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psychopharmacology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9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radiology (Berli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96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rehabilitation and Neural Repai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49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Report (Ox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7634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science and Biobehavioral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science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253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science Letters. Supplement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0102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scienc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396X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84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toxicity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81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toxicology (Park Forest Sout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0362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urotoxicology and Ter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646X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w Phytologis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14-0671</text:p>
          </table:table-cell>
          <table:table-cell office:value-type="string">
            <text:p>CIÊNCIAS BIOLÓGICAS II <text:s text:c="27"/></text:p>
          </table:table-cell>
          <table:table-cell office:value-type="string">
            <text:p>New Zealand Journal of Crop and Horticultural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8603</text:p>
          </table:table-cell>
          <table:table-cell office:value-type="string">
            <text:p>CIÊNCIAS BIOLÓGICAS II <text:s text:c="27"/></text:p>
          </table:table-cell>
          <table:table-cell office:value-type="string">
            <text:p>Nitric Oxid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4753</text:p>
          </table:table-cell>
          <table:table-cell office:value-type="string">
            <text:p>CIÊNCIAS BIOLÓGICAS II <text:s text:c="27"/></text:p>
          </table:table-cell>
          <table:table-cell office:value-type="string">
            <text:p>NMCD. Nutrition Metabolism and Cardiovascular Diseases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Nuclear Medicine and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0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Nucleic Acid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7770</text:p>
          </table:table-cell>
          <table:table-cell office:value-type="string">
            <text:p>CIÊNCIAS BIOLÓGICAS II <text:s text:c="27"/></text:p>
          </table:table-cell>
          <table:table-cell office:value-type="string">
            <text:p>Nucleosides, Nucleotides &amp; Nucleic Acid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1611</text:p>
          </table:table-cell>
          <table:table-cell office:value-type="string">
            <text:p>CIÊNCIAS BIOLÓGICAS II <text:s text:c="27"/></text:p>
          </table:table-cell>
          <table:table-cell office:value-type="string">
            <text:p>Nutrición Hospitalar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90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Nutrition (Burbank, Los Angeles County, Calif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5581</text:p>
          </table:table-cell>
          <table:table-cell office:value-type="string">
            <text:p>CIÊNCIAS BIOLÓGICAS II <text:s text:c="27"/></text:p>
          </table:table-cell>
          <table:table-cell office:value-type="string">
            <text:p>Nutrition and Canc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5317</text:p>
          </table:table-cell>
          <table:table-cell office:value-type="string">
            <text:p>CIÊNCIAS BIOLÓGICAS II <text:s text:c="27"/></text:p>
          </table:table-cell>
          <table:table-cell office:value-type="string">
            <text:p>Nutrition Research (New York, N.Y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6643</text:p>
          </table:table-cell>
          <table:table-cell office:value-type="string">
            <text:p>CIÊNCIAS BIOLÓGICAS II <text:s text:c="27"/></text:p>
          </table:table-cell>
          <table:table-cell office:value-type="string">
            <text:p>Nutrition Review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415X</text:p>
          </table:table-cell>
          <table:table-cell office:value-type="string">
            <text:p>CIÊNCIAS BIOLÓGICAS II <text:s text:c="27"/></text:p>
          </table:table-cell>
          <table:table-cell office:value-type="string">
            <text:p>Nutritional Neuro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0-7381</text:p>
          </table:table-cell>
          <table:table-cell office:value-type="string">
            <text:p>CIÊNCIAS BIOLÓGICAS II <text:s text:c="27"/></text:p>
          </table:table-cell>
          <table:table-cell office:value-type="string">
            <text:p>Obesity (Silver Spring, M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23</text:p>
          </table:table-cell>
          <table:table-cell office:value-type="string">
            <text:p>CIÊNCIAS BIOLÓGICAS II <text:s text:c="27"/></text:p>
          </table:table-cell>
          <table:table-cell office:value-type="string">
            <text:p>Obesity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7844</text:p>
          </table:table-cell>
          <table:table-cell office:value-type="string">
            <text:p>CIÊNCIAS BIOLÓGICAS II <text:s text:c="27"/></text:p>
          </table:table-cell>
          <table:table-cell office:value-type="string">
            <text:p>Obstetrics and Gynecology (New York. 1953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42</text:p>
          </table:table-cell>
          <table:table-cell office:value-type="string">
            <text:p>CIÊNCIAS BIOLÓGICAS II <text:s text:c="27"/></text:p>
          </table:table-cell>
          <table:table-cell office:value-type="string">
            <text:p>Oecologia Brasiliens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9232</text:p>
          </table:table-cell>
          <table:table-cell office:value-type="string">
            <text:p>CIÊNCIAS BIOLÓGICAS II <text:s text:c="27"/></text:p>
          </table:table-cell>
          <table:table-cell office:value-type="string">
            <text:p>Oncogene (Basingstok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2414</text:p>
          </table:table-cell>
          <table:table-cell office:value-type="string">
            <text:p>CIÊNCIAS BIOLÓGICAS II <text:s text:c="27"/></text:p>
          </table:table-cell>
          <table:table-cell office:value-type="string">
            <text:p>Oncology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335X</text:p>
          </table:table-cell>
          <table:table-cell office:value-type="string">
            <text:p>CIÊNCIAS BIOLÓGICAS II <text:s text:c="27"/></text:p>
          </table:table-cell>
          <table:table-cell office:value-type="string">
            <text:p>Oncology Repor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285</text:p>
          </table:table-cell>
          <table:table-cell office:value-type="string">
            <text:p>CIÊNCIAS BIOLÓGICAS II <text:s text:c="27"/></text:p>
          </table:table-cell>
          <table:table-cell office:value-type="string">
            <text:p>Online Brazilian Journal of Nurs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7734</text:p>
          </table:table-cell>
          <table:table-cell office:value-type="string">
            <text:p>CIÊNCIAS BIOLÓGICAS II <text:s text:c="27"/></text:p>
          </table:table-cell>
          <table:table-cell office:value-type="string">
            <text:p>Operative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3747</text:p>
          </table:table-cell>
          <table:table-cell office:value-type="string">
            <text:p>CIÊNCIAS BIOLÓGICAS II <text:s text:c="27"/></text:p>
          </table:table-cell>
          <table:table-cell office:value-type="string">
            <text:p>Ophthalmic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6420</text:p>
          </table:table-cell>
          <table:table-cell office:value-type="string">
            <text:p>CIÊNCIAS BIOLÓGICAS II <text:s text:c="27"/></text:p>
          </table:table-cell>
          <table:table-cell office:value-type="string">
            <text:p>Ophthalmology (Rochester, Minn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52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Oral Diseas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2-16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Oral Health &amp; Preventive Dent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00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Oral Microbiology and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83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Oral Oncology (199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1-60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Oral Rad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2471</text:p>
          </table:table-cell>
          <table:table-cell office:value-type="string">
            <text:p>CIÊNCIAS BIOLÓGICAS II <text:s text:c="27"/></text:p>
          </table:table-cell>
          <table:table-cell office:value-type="string">
            <text:p>Oral Surger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104</text:p>
          </table:table-cell>
          <table:table-cell office:value-type="string">
            <text:p>CIÊNCIAS BIOLÓGICAS II <text:s text:c="27"/></text:p>
          </table:table-cell>
          <table:table-cell office:value-type="string">
            <text:p>Oral Surgery, Oral Medicine, Oral Pathology, Oral Radiology and Endodon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830</text:p>
          </table:table-cell>
          <table:table-cell office:value-type="string">
            <text:p>CIÊNCIAS BIOLÓGICAS II <text:s text:c="27"/></text:p>
          </table:table-cell>
          <table:table-cell office:value-type="string">
            <text:p>Orbit (Amsterda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0520</text:p>
          </table:table-cell>
          <table:table-cell office:value-type="string">
            <text:p>CIÊNCIAS BIOLÓGICAS II <text:s text:c="27"/></text:p>
          </table:table-cell>
          <table:table-cell office:value-type="string">
            <text:p>Organic &amp; Biomolecular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7060</text:p>
          </table:table-cell>
          <table:table-cell office:value-type="string">
            <text:p>CIÊNCIAS BIOLÓGICAS II <text:s text:c="27"/></text:p>
          </table:table-cell>
          <table:table-cell office:value-type="string">
            <text:p>Organic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6160</text:p>
          </table:table-cell>
          <table:table-cell office:value-type="string">
            <text:p>CIÊNCIAS BIOLÓGICAS II <text:s text:c="27"/></text:p>
          </table:table-cell>
          <table:table-cell office:value-type="string">
            <text:p>Organic Process Research &amp; Develop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6-7333</text:p>
          </table:table-cell>
          <table:table-cell office:value-type="string">
            <text:p>CIÊNCIAS BIOLÓGICAS II <text:s text:c="27"/></text:p>
          </table:table-cell>
          <table:table-cell office:value-type="string">
            <text:p>Organometall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61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Origins of Life and Evolution of the Biosphe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45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Osteoarthritis and Cartilag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8389</text:p>
          </table:table-cell>
          <table:table-cell office:value-type="string">
            <text:p>CIÊNCIAS BIOLÓGICAS II <text:s text:c="27"/></text:p>
          </table:table-cell>
          <table:table-cell office:value-type="string">
            <text:p>Pacing and Clinical Electrophys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5-5645</text:p>
          </table:table-cell>
          <table:table-cell office:value-type="string">
            <text:p>CIÊNCIAS BIOLÓGICAS II <text:s text:c="27"/></text:p>
          </table:table-cell>
          <table:table-cell office:value-type="string">
            <text:p>Paediatric Anaesthesia (Paris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6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Paidéia (USP. Ribeirao Pret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59</text:p>
          </table:table-cell>
          <table:table-cell office:value-type="string">
            <text:p>CIÊNCIAS BIOLÓGICAS II <text:s text:c="27"/></text:p>
          </table:table-cell>
          <table:table-cell office:value-type="string">
            <text:p>Pain (Amsterda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88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Pakistan Journal of Biological Scie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009</text:p>
          </table:table-cell>
          <table:table-cell office:value-type="string">
            <text:p>CIÊNCIAS BIOLÓGICAS II <text:s text:c="27"/></text:p>
          </table:table-cell>
          <table:table-cell office:value-type="string">
            <text:p>Pan-American Journal of Aquatic Scie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177</text:p>
          </table:table-cell>
          <table:table-cell office:value-type="string">
            <text:p>CIÊNCIAS BIOLÓGICAS II <text:s text:c="27"/></text:p>
          </table:table-cell>
          <table:table-cell office:value-type="string">
            <text:p>Pancreas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2-607X</text:p>
          </table:table-cell>
          <table:table-cell office:value-type="string">
            <text:p>CIÊNCIAS BIOLÓGICAS II <text:s text:c="27"/></text:p>
          </table:table-cell>
          <table:table-cell office:value-type="string">
            <text:p>Parasite (Par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98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Parasite Immu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81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Parasitology (Cambridge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820</text:p>
          </table:table-cell>
          <table:table-cell office:value-type="string">
            <text:p>CIÊNCIAS BIOLÓGICAS II <text:s text:c="27"/></text:p>
          </table:table-cell>
          <table:table-cell office:value-type="string">
            <text:p>Parasitology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69</text:p>
          </table:table-cell>
          <table:table-cell office:value-type="string">
            <text:p>CIÊNCIAS BIOLÓGICAS II <text:s text:c="27"/></text:p>
          </table:table-cell>
          <table:table-cell office:value-type="string">
            <text:p>Parasitology Internatio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CIÊNCIAS BIOLÓGICAS II <text:s text:c="27"/></text:p>
          </table:table-cell>
          <table:table-cell office:value-type="string">
            <text:p>Parasitology Research (1987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8020</text:p>
          </table:table-cell>
          <table:table-cell office:value-type="string">
            <text:p>CIÊNCIAS BIOLÓGICAS II <text:s text:c="27"/></text:p>
          </table:table-cell>
          <table:table-cell office:value-type="string">
            <text:p>Parkinsonism &amp; Related Disord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0-54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Pathology Internatio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03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Pathology, Research and Practi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832</text:p>
          </table:table-cell>
          <table:table-cell office:value-type="string">
            <text:p>CIÊNCIAS BIOLÓGICAS II <text:s text:c="27"/></text:p>
          </table:table-cell>
          <table:table-cell office:value-type="string">
            <text:p>Pathophysiology of Haemostasis and Thrombosi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90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PCCP. Physical Chemistry Chemical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20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diatria Moder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6157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diatric Allergy and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5266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diatric and Developmental Path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009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diatric Blood &amp; Cance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0643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diatric Cardiology (Journal.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12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diatric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041X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diatric Nephrology (Berlin, Wes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8994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diatric Neu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diatric Rad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98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diatric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0358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diatric Surgery International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9781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ptides (New York, N.Y. 198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066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rception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5125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rceptual and Motor Skill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36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rspectivas em Ciência da Informaçã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501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rspectivas Online (Campos dos Goitacaz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squisa Antartica Brasilei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501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squisa Brasileira em Odontopediatria e Clínica Integrad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9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squisa Médica (UF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squisa Veterinári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498X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st Management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77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sticidas (UFP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35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Pesticide Biochemistry and Phy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67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Pfluegers Archiv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0209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armaceutical 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4-8741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armaceutic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68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armacogenetics and Genom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416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armacogenomics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269X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armacogenomics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4-11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armacological Repor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6618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armacologic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7012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arma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7258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armacology &amp; Therapeutics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057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armacology, Biochemistry and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7-8620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armacologyonline (Salern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436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ilosophical Transactions - Royal Society. Biological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905X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otochemical &amp; Photobiological Scienc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6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otochemistry and Phot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43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otodermatology, Photoimmunology &amp; Photo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5418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otomedicine and Laser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8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cologia (Ox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3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llomedusa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9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sica Scripta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19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sica Status Solidi. B, Basic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sica. 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sical Review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0121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sical Review. B, Condensed Matter and Materials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2813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sical Review. C. Nuclear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7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sical Review. E, Statistical, Nonlinear, and Soft Matter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23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sical Therap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1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sics in Medicine and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17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siologia plantarum (Kobenhavn. 1948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2152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siological and Biochemical Zo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57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siological and Molecular Plant Path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8341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siological Geno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3334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siological Measure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2-8408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siological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33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siological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siology &amp;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5894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siology and Molecular Biology of Plan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t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7113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tomedicine (Stuttgar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9X</text:p>
          </table:table-cell>
          <table:table-cell office:value-type="string">
            <text:p>CIÊNCIAS BIOLÓGICAS II <text:s text:c="27"/></text:p>
          </table:table-cell>
          <table:table-cell office:value-type="string">
            <text:p>Phyto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5785</text:p>
          </table:table-cell>
          <table:table-cell office:value-type="string">
            <text:p>CIÊNCIAS BIOLÓGICAS II <text:s text:c="27"/></text:p>
          </table:table-cell>
          <table:table-cell office:value-type="string">
            <text:p>Pigment Cell Research (Cessou em 2007. Cont. ISSN 1755-1471 Pigment Cell &amp; Melanoma Research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341X</text:p>
          </table:table-cell>
          <table:table-cell office:value-type="string">
            <text:p>CIÊNCIAS BIOLÓGICAS II <text:s text:c="27"/></text:p>
          </table:table-cell>
          <table:table-cell office:value-type="string">
            <text:p>Pituitary (New York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004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acenta (Eastbour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781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ant and Cell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79X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ant and Soi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8603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ant Biology (Stuttgar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1-7714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ant Cell Report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857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ant Cell, Tissue and Organ Cultur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2917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ant Disea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412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ant Molecular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862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ant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889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ant Physiology (Bethesd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1-94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ant Physiology and Biochemistry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452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ant Science (Limerick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2316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ant Signaling &amp; Behavi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359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ant Stres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77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ant, Cell and Environ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9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anta (Heidelber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943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anta Med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1052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astic and Reconstructive Surgery (1963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7104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atelets (Edinburgh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91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oS Biology (Cessou em 2006. Cont. ISSN 1545-7885 PLoS Biology (Online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734X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oS Computational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7390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OS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27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os Neglected Tropical Disea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7366</text:p>
          </table:table-cell>
          <table:table-cell office:value-type="string">
            <text:p>CIÊNCIAS BIOLÓGICAS II <text:s text:c="27"/></text:p>
          </table:table-cell>
          <table:table-cell office:value-type="string">
            <text:p>PLoS Pathoge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4060</text:p>
          </table:table-cell>
          <table:table-cell office:value-type="string">
            <text:p>CIÊNCIAS BIOLÓGICAS II <text:s text:c="27"/></text:p>
          </table:table-cell>
          <table:table-cell office:value-type="string">
            <text:p>Polar 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5387</text:p>
          </table:table-cell>
          <table:table-cell office:value-type="string">
            <text:p>CIÊNCIAS BIOLÓGICAS II <text:s text:c="27"/></text:p>
          </table:table-cell>
          <table:table-cell office:value-type="string">
            <text:p>Polyhedr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61</text:p>
          </table:table-cell>
          <table:table-cell office:value-type="string">
            <text:p>CIÊNCIAS BIOLÓGICAS II <text:s text:c="27"/></text:p>
          </table:table-cell>
          <table:table-cell office:value-type="string">
            <text:p>Polymer (Guild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103</text:p>
          </table:table-cell>
          <table:table-cell office:value-type="string">
            <text:p>CIÊNCIAS BIOLÓGICAS II <text:s text:c="27"/></text:p>
          </table:table-cell>
          <table:table-cell office:value-type="string">
            <text:p>Polymer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96</text:p>
          </table:table-cell>
          <table:table-cell office:value-type="string">
            <text:p>CIÊNCIAS BIOLÓGICAS II <text:s text:c="27"/></text:p>
          </table:table-cell>
          <table:table-cell office:value-type="string">
            <text:p>Polymer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214</text:p>
          </table:table-cell>
          <table:table-cell office:value-type="string">
            <text:p>CIÊNCIAS BIOLÓGICAS II <text:s text:c="27"/></text:p>
          </table:table-cell>
          <table:table-cell office:value-type="string">
            <text:p>Postharvest Biology and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156</text:p>
          </table:table-cell>
          <table:table-cell office:value-type="string">
            <text:p>CIÊNCIAS BIOLÓGICAS II <text:s text:c="27"/></text:p>
          </table:table-cell>
          <table:table-cell office:value-type="string">
            <text:p>Powder Diffrac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38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enatal Diagnosi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0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eparative Biochemistry &amp;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BIOLÓGICAS II <text:s text:c="27"/></text:p>
          </table:table-cell>
          <table:table-cell office:value-type="string">
            <text:p>Pr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452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ceedings - Royal Society. Biological Scien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732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ceedings - SP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66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ceedings of the Nutrition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113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cess Biochemistry (1991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9-61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gress in Biophysics and Molecular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9-6123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gress in Brain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5846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gress in Neuro-Psychopharmacology &amp; Biological 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082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gress in Neuro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9462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gress in Retinal and Eye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8823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staglandins &amp; Other Lipid Mediato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3278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staglandins, Leukotrienes and Essential Fatty Ac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tein and Peptide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59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tein Expression and Purific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83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tein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3585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tei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5956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teom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9853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teomics (Weinhei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4610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tist (Jena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18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Protoplasm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371</text:p>
          </table:table-cell>
          <table:table-cell office:value-type="string">
            <text:p>CIÊNCIAS BIOLÓGICAS II <text:s text:c="27"/></text:p>
          </table:table-cell>
          <table:table-cell office:value-type="string">
            <text:p>Psico (PUCR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Psicologia em Estud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9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Psicologia: Reflexão e Crítica (UFRG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7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Psicologia: Teoria e Pesquisa (UnB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796</text:p>
          </table:table-cell>
          <table:table-cell office:value-type="string">
            <text:p>CIÊNCIAS BIOLÓGICAS II <text:s text:c="27"/></text:p>
          </table:table-cell>
          <table:table-cell office:value-type="string">
            <text:p>Psique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781</text:p>
          </table:table-cell>
          <table:table-cell office:value-type="string">
            <text:p>CIÊNCIAS BIOLÓGICAS II <text:s text:c="27"/></text:p>
          </table:table-cell>
          <table:table-cell office:value-type="string">
            <text:p>Psychiatry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927</text:p>
          </table:table-cell>
          <table:table-cell office:value-type="string">
            <text:p>CIÊNCIAS BIOLÓGICAS II <text:s text:c="27"/></text:p>
          </table:table-cell>
          <table:table-cell office:value-type="string">
            <text:p>Psychiatry Research. Neuroimag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054</text:p>
          </table:table-cell>
          <table:table-cell office:value-type="string">
            <text:p>CIÊNCIAS BIOLÓGICAS II <text:s text:c="27"/></text:p>
          </table:table-cell>
          <table:table-cell office:value-type="string">
            <text:p>Psychology &amp; Neuroscienc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288</text:p>
          </table:table-cell>
          <table:table-cell office:value-type="string">
            <text:p>CIÊNCIAS BIOLÓGICAS II <text:s text:c="27"/></text:p>
          </table:table-cell>
          <table:table-cell office:value-type="string">
            <text:p>Psychology &amp; Neuroscienc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30</text:p>
          </table:table-cell>
          <table:table-cell office:value-type="string">
            <text:p>CIÊNCIAS BIOLÓGICAS II <text:s text:c="27"/></text:p>
          </table:table-cell>
          <table:table-cell office:value-type="string">
            <text:p>Psychoneuroendocr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158</text:p>
          </table:table-cell>
          <table:table-cell office:value-type="string">
            <text:p>CIÊNCIAS BIOLÓGICAS II <text:s text:c="27"/></text:p>
          </table:table-cell>
          <table:table-cell office:value-type="string">
            <text:p>Psychopharmacologia (Heidelberg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5308</text:p>
          </table:table-cell>
          <table:table-cell office:value-type="string">
            <text:p>CIÊNCIAS BIOLÓGICAS II <text:s text:c="27"/></text:p>
          </table:table-cell>
          <table:table-cell office:value-type="string">
            <text:p>Psychopharmacology Upda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57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Psychophysiology (New York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8X</text:p>
          </table:table-cell>
          <table:table-cell office:value-type="string">
            <text:p>CIÊNCIAS BIOLÓGICAS II <text:s text:c="27"/></text:p>
          </table:table-cell>
          <table:table-cell office:value-type="string">
            <text:p>PTR. Phytotherap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5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Public Health Reports (1974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15</text:p>
          </table:table-cell>
          <table:table-cell office:value-type="string">
            <text:p>CIÊNCIAS BIOLÓGICAS II <text:s text:c="27"/></text:p>
          </table:table-cell>
          <table:table-cell office:value-type="string">
            <text:p>Pulmão RJ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5539</text:p>
          </table:table-cell>
          <table:table-cell office:value-type="string">
            <text:p>CIÊNCIAS BIOLÓGICAS II <text:s text:c="27"/></text:p>
          </table:table-cell>
          <table:table-cell office:value-type="string">
            <text:p>Pulmonary Pharmacology &amp; Therapeu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4545</text:p>
          </table:table-cell>
          <table:table-cell office:value-type="string">
            <text:p>CIÊNCIAS BIOLÓGICAS II <text:s text:c="27"/></text:p>
          </table:table-cell>
          <table:table-cell office:value-type="string">
            <text:p>Pure and Applied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95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Purinergic Signalling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1-020X</text:p>
          </table:table-cell>
          <table:table-cell office:value-type="string">
            <text:p>CIÊNCIAS BIOLÓGICAS II <text:s text:c="27"/></text:p>
          </table:table-cell>
          <table:table-cell office:value-type="string">
            <text:p>QSAR &amp; Combinatorial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CIÊNCIAS BIOLÓGICAS II <text:s text:c="27"/></text:p>
          </table:table-cell>
          <table:table-cell office:value-type="string">
            <text:p>Química No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899</text:p>
          </table:table-cell>
          <table:table-cell office:value-type="string">
            <text:p>CIÊNCIAS BIOLÓGICAS II <text:s text:c="27"/></text:p>
          </table:table-cell>
          <table:table-cell office:value-type="string">
            <text:p>Química Nova na Escol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65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Quintessence Internat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1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Radiotherapy and On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CIÊNCIAS BIOLÓGICAS II <text:s text:c="27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64</text:p>
          </table:table-cell>
          <table:table-cell office:value-type="string">
            <text:p>CIÊNCIAS BIOLÓGICAS II <text:s text:c="27"/></text:p>
          </table:table-cell>
          <table:table-cell office:value-type="string">
            <text:p>RBM. Revista Brasileira de Medicin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98</text:p>
          </table:table-cell>
          <table:table-cell office:value-type="string">
            <text:p>CIÊNCIAS BIOLÓGICAS II <text:s text:c="27"/></text:p>
          </table:table-cell>
          <table:table-cell office:value-type="string">
            <text:p>RCM. Rapid Communications in Mass Spectro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3-1736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action Kinetics and Catalysis Letter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51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active &amp; Functional Polym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271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CENF. Revista Técnico-Científica de Enfermage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8901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cent Patent Reviews on Cardiovascular Drug Discove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002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dox Report (Edinburgh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07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generative Medicin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0115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gulatory Peptid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2300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gulatory Toxicology and 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02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nal Failur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1626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production (Cambridg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67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production in Domestic Animals (1990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1-3613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production, Fertility and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827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productive Biology and Endocri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4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productive BioMedicine Onl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47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productive Healt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62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productive Toxicology (Elmsford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2508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search in Microbiology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5288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search in Veterinary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9-34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search Journal of Medical Pla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111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spiratory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90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spiratory Physiology &amp; Neu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004X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tina (Philadelphia, Pa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92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ews in Medical Vi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17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ews in the Neuro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7541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Argentina de Microbiologí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69X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Analises Clin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Ciência do Sol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16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Ciência e Movime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89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Ciências do Espor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010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Ciências Morfológ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426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Cineantropometria &amp; Desempenho Human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Cirurgia Cardiovascular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509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Educação Física e Esport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502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Educação Méd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66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Engenharia Agrícola e Ambient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929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Engenharia Agrícola e Ambiental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Estudos Pedagog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510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Fisiologia do Exercíc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Fisioterap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45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Fruticultur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03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Ginecologia e Obstetríc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Hematologia e Hemoterap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Hipertens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39X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Horticultura Ornament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Medicina do Esport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616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Ortoped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446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Psiquiatria (São Paulo. 1999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03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Reprodução Anim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2-5004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Reumat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9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Saúde e Produção Anim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Saúde Materno Infanti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Sement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545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Terapia Comportamental e Cognitiv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7X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Terapia Intensiv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770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Zoociênc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Brasileira de Zoologia (Impresso) (Cessou em 2008. Cont. ISSN 1984-4670 Zoologia (Curitiba. 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6X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Caatinga (UFERS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59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CFMV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888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Ciência Agronômica (UFC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090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Ciências Médicas e Biológ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30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a Associação Médica Brasileira (1992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2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a Associação Paulista de Cirurgiões Dentistas (Cessou em 1980. Cont. ISSN 0101-8140 Revista Regional de Araçatuba - Associação Paulista de Cirurgiões Dentist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a Educação Física/UEM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52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a Rede de Enfermagem do Nordes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58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a SOCERJ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010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a Sociedade Brasileira de Clínica Mé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34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a Sociedade Brasileira de Fonoaudi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744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e Biologia Tropic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32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e Ciências Farmacêuticas Básica e Aplicad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464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e Educação Física - Escola de Educação Física do Exérci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44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e Ensino de Física (Cessou em 1991. Cont.ISSN 1806-1117 Revista Brasileira de Ensino de Fís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11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e Matemática e Estatística (Impresso) (Cessou em 2004. Cont. ISSN 1980-4245 Revista de Matemática e Estatística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554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e Medicina (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79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e Neurociências (EPM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010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e Neurología (Ed. 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e Nutriçã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577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e Odontologia da UNESP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83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e Psiquiatria Clínica (US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e Saúde Pública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o Colégio Brasileiro de Cirurgiõ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8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o Instituto Adolfo Lutz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804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Eletrônica de Farmá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6982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Española de Medicina Nuclear (Ed. Impre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33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Gaúcha de Enfermagem (UFRG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Gestão Indust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5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HCPA (UFRG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Latino-Americana de Enfermagem (USP. Ribeirão Pret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46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Latinoamericana de Microbiología (1970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577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Mackenzie de Educação Física e Espor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887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Médica de Chile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31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Mineira de Educacao Fisica (UFV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281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Odontológica de Santo Amaro (UNISA) (Cessou em 1992. Cont. 1413-473X Revista Odontológica da Universidade de Santo Ama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4989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Panamericana de Salud Pública (Impresa) / Pan American Journal of Public Health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9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Paraense de Medic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0523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Portuguesa de Ciências do Despor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Sociedade Brasileira de Farmácia Hospital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264</text:p>
          </table:table-cell>
          <table:table-cell office:value-type="string">
            <text:p>CIÊNCIAS BIOLÓGICAS II <text:s text:c="27"/></text:p>
          </table:table-cell>
          <table:table-cell office:value-type="string">
            <text:p>Revista Universidade Rural. Série Ciências da Vida (Cessou em 2007. Cont. ISSN 1983-4772 Revista de Ciências da Vid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81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Rheumatology International (Berlin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914</text:p>
          </table:table-cell>
          <table:table-cell office:value-type="string">
            <text:p>CIÊNCIAS BIOLÓGICAS II <text:s text:c="27"/></text:p>
          </table:table-cell>
          <table:table-cell office:value-type="string">
            <text:p>ROBRAC (Goiâni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7-440X</text:p>
          </table:table-cell>
          <table:table-cell office:value-type="string">
            <text:p>CIÊNCIAS BIOLÓGICAS II <text:s text:c="27"/></text:p>
          </table:table-cell>
          <table:table-cell office:value-type="string">
            <text:p>Roczniki Pomorskiej Akademii Medycznej w Szczecinie / Annales Academiae Medicae Stetinens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1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São Paulo Medical Journ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5521</text:p>
          </table:table-cell>
          <table:table-cell office:value-type="string">
            <text:p>CIÊNCIAS BIOLÓGICAS II <text:s text:c="27"/></text:p>
          </table:table-cell>
          <table:table-cell office:value-type="string">
            <text:p>Scandinavian Journal of Gastroenterology (Trykt utg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4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Scandinavian Journal of Immu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55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Scandinavian Journal of Infectious Diseas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7188</text:p>
          </table:table-cell>
          <table:table-cell office:value-type="string">
            <text:p>CIÊNCIAS BIOLÓGICAS II <text:s text:c="27"/></text:p>
          </table:table-cell>
          <table:table-cell office:value-type="string">
            <text:p>Scandinavian Journal of Medicine &amp; Science in Spor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6-7614</text:p>
          </table:table-cell>
          <table:table-cell office:value-type="string">
            <text:p>CIÊNCIAS BIOLÓGICAS II <text:s text:c="27"/></text:p>
          </table:table-cell>
          <table:table-cell office:value-type="string">
            <text:p>Schizophrenia Bulleti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9964</text:p>
          </table:table-cell>
          <table:table-cell office:value-type="string">
            <text:p>CIÊNCIAS BIOLÓGICAS II <text:s text:c="27"/></text:p>
          </table:table-cell>
          <table:table-cell office:value-type="string">
            <text:p>Schizophrenia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5-15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Science &amp; Spor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0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Scienc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9697</text:p>
          </table:table-cell>
          <table:table-cell office:value-type="string">
            <text:p>CIÊNCIAS BIOLÓGICAS II <text:s text:c="27"/></text:p>
          </table:table-cell>
          <table:table-cell office:value-type="string">
            <text:p>Science of the Total Environ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Scientia Horticultura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709</text:p>
          </table:table-cell>
          <table:table-cell office:value-type="string">
            <text:p>CIÊNCIAS BIOLÓGICAS II <text:s text:c="27"/></text:p>
          </table:table-cell>
          <table:table-cell office:value-type="string">
            <text:p>Scientia Pharmaceu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Scientific American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8-9130</text:p>
          </table:table-cell>
          <table:table-cell office:value-type="string">
            <text:p>CIÊNCIAS BIOLÓGICAS II <text:s text:c="27"/></text:p>
          </table:table-cell>
          <table:table-cell office:value-type="string">
            <text:p>Scientometr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23</text:p>
          </table:table-cell>
          <table:table-cell office:value-type="string">
            <text:p>CIÊNCIAS BIOLÓGICAS II <text:s text:c="27"/></text:p>
          </table:table-cell>
          <table:table-cell office:value-type="string">
            <text:p>Segurança Alimentar e Nutri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1311</text:p>
          </table:table-cell>
          <table:table-cell office:value-type="string">
            <text:p>CIÊNCIAS BIOLÓGICAS II <text:s text:c="27"/></text:p>
          </table:table-cell>
          <table:table-cell office:value-type="string">
            <text:p>Seizure (London, Englan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005</text:p>
          </table:table-cell>
          <table:table-cell office:value-type="string">
            <text:p>CIÊNCIAS BIOLÓGICAS II <text:s text:c="27"/></text:p>
          </table:table-cell>
          <table:table-cell office:value-type="string">
            <text:p>Sensors and Actuators. B, Chemic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866</text:p>
          </table:table-cell>
          <table:table-cell office:value-type="string">
            <text:p>CIÊNCIAS BIOLÓGICAS II <text:s text:c="27"/></text:p>
          </table:table-cell>
          <table:table-cell office:value-type="string">
            <text:p>Separation and Purification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23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Shock (Augusta, G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8105</text:p>
          </table:table-cell>
          <table:table-cell office:value-type="string">
            <text:p>CIÊNCIAS BIOLÓGICAS II <text:s text:c="27"/></text:p>
          </table:table-cell>
          <table:table-cell office:value-type="string">
            <text:p>Sleep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9457</text:p>
          </table:table-cell>
          <table:table-cell office:value-type="string">
            <text:p>CIÊNCIAS BIOLÓGICAS II <text:s text:c="27"/></text:p>
          </table:table-cell>
          <table:table-cell office:value-type="string">
            <text:p>Sleep Medicine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0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Sleep Scienc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7954</text:p>
          </table:table-cell>
          <table:table-cell office:value-type="string">
            <text:p>CIÊNCIAS BIOLÓGICAS II <text:s text:c="27"/></text:p>
          </table:table-cell>
          <table:table-cell office:value-type="string">
            <text:p>Social Psychiatry and Psychiatric Epidem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717</text:p>
          </table:table-cell>
          <table:table-cell office:value-type="string">
            <text:p>CIÊNCIAS BIOLÓGICAS II <text:s text:c="27"/></text:p>
          </table:table-cell>
          <table:table-cell office:value-type="string">
            <text:p>Soil Biology &amp;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75X</text:p>
          </table:table-cell>
          <table:table-cell office:value-type="string">
            <text:p>CIÊNCIAS BIOLÓGICAS II <text:s text:c="27"/></text:p>
          </table:table-cell>
          <table:table-cell office:value-type="string">
            <text:p>Soil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20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Solid State Nuclear Magnetic Resona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0220</text:p>
          </table:table-cell>
          <table:table-cell office:value-type="string">
            <text:p>CIÊNCIAS BIOLÓGICAS II <text:s text:c="27"/></text:p>
          </table:table-cell>
          <table:table-cell office:value-type="string">
            <text:p>Somatosensory &amp; Motor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798</text:p>
          </table:table-cell>
          <table:table-cell office:value-type="string">
            <text:p>CIÊNCIAS BIOLÓGICAS II <text:s text:c="27"/></text:p>
          </table:table-cell>
          <table:table-cell office:value-type="string">
            <text:p>South American Journal of Herpetolog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1425</text:p>
          </table:table-cell>
          <table:table-cell office:value-type="string">
            <text:p>CIÊNCIAS BIOLÓGICAS II <text:s text:c="27"/></text:p>
          </table:table-cell>
          <table:table-cell office:value-type="string">
            <text:p>Spectrochimica Acta. Part A, Molecular and Biomolecular Spectroscop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4-8547</text:p>
          </table:table-cell>
          <table:table-cell office:value-type="string">
            <text:p>CIÊNCIAS BIOLÓGICAS II <text:s text:c="27"/></text:p>
          </table:table-cell>
          <table:table-cell office:value-type="string">
            <text:p>Spectrochimica Acta. Part B, Atomic Spectrosco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703</text:p>
          </table:table-cell>
          <table:table-cell office:value-type="string">
            <text:p>CIÊNCIAS BIOLÓGICAS II <text:s text:c="27"/></text:p>
          </table:table-cell>
          <table:table-cell office:value-type="string">
            <text:p>Spectroscopy (Springfield, Or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43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Spinal Cor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12-1642</text:p>
          </table:table-cell>
          <table:table-cell office:value-type="string">
            <text:p>CIÊNCIAS BIOLÓGICAS II <text:s text:c="27"/></text:p>
          </table:table-cell>
          <table:table-cell office:value-type="string">
            <text:p>Sports Medicine (Aucklan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4325</text:p>
          </table:table-cell>
          <table:table-cell office:value-type="string">
            <text:p>CIÊNCIAS BIOLÓGICAS II <text:s text:c="27"/></text:p>
          </table:table-cell>
          <table:table-cell office:value-type="string">
            <text:p>Springer Seminars in Immunopathology (Cessou em 2006. Cont. ISSN 1863-2297 Seminars in Immunopathology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6715</text:p>
          </table:table-cell>
          <table:table-cell office:value-type="string">
            <text:p>CIÊNCIAS BIOLÓGICAS II <text:s text:c="27"/></text:p>
          </table:table-cell>
          <table:table-cell office:value-type="string">
            <text:p>Statistics in Medic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099</text:p>
          </table:table-cell>
          <table:table-cell office:value-type="string">
            <text:p>CIÊNCIAS BIOLÓGICAS II <text:s text:c="27"/></text:p>
          </table:table-cell>
          <table:table-cell office:value-type="string">
            <text:p>Stem Cells (Dayton, Ohi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128X</text:p>
          </table:table-cell>
          <table:table-cell office:value-type="string">
            <text:p>CIÊNCIAS BIOLÓGICAS II <text:s text:c="27"/></text:p>
          </table:table-cell>
          <table:table-cell office:value-type="string">
            <text:p>Steroids (Stoneham, MA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3890</text:p>
          </table:table-cell>
          <table:table-cell office:value-type="string">
            <text:p>CIÊNCIAS BIOLÓGICAS II <text:s text:c="27"/></text:p>
          </table:table-cell>
          <table:table-cell office:value-type="string">
            <text:p>Stress (Luxembourg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2499</text:p>
          </table:table-cell>
          <table:table-cell office:value-type="string">
            <text:p>CIÊNCIAS BIOLÓGICAS II <text:s text:c="27"/></text:p>
          </table:table-cell>
          <table:table-cell office:value-type="string">
            <text:p>Stroke (Dallas. 197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2126</text:p>
          </table:table-cell>
          <table:table-cell office:value-type="string">
            <text:p>CIÊNCIAS BIOLÓGICAS II <text:s text:c="27"/></text:p>
          </table:table-cell>
          <table:table-cell office:value-type="string">
            <text:p>Structure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0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Substance Use &amp; Misus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6031</text:p>
          </table:table-cell>
          <table:table-cell office:value-type="string">
            <text:p>CIÊNCIAS BIOLÓGICAS II <text:s text:c="27"/></text:p>
          </table:table-cell>
          <table:table-cell office:value-type="string">
            <text:p>Sugar Cane Internat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234</text:p>
          </table:table-cell>
          <table:table-cell office:value-type="string">
            <text:p>CIÊNCIAS BIOLÓGICAS II <text:s text:c="27"/></text:p>
          </table:table-cell>
          <table:table-cell office:value-type="string">
            <text:p>Suicide &amp; Life-threatening Behavio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6060</text:p>
          </table:table-cell>
          <table:table-cell office:value-type="string">
            <text:p>CIÊNCIAS BIOLÓGICAS II <text:s text:c="27"/></text:p>
          </table:table-cell>
          <table:table-cell office:value-type="string">
            <text:p>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2794</text:p>
          </table:table-cell>
          <table:table-cell office:value-type="string">
            <text:p>CIÊNCIAS BIOLÓGICAS II <text:s text:c="27"/></text:p>
          </table:table-cell>
          <table:table-cell office:value-type="string">
            <text:p>Surgical Endoscopy (Cessou em 2001. Cont. ISSN 1866-6817 Surgical Endoscopy and Other Interventional Techniques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019</text:p>
          </table:table-cell>
          <table:table-cell office:value-type="string">
            <text:p>CIÊNCIAS BIOLÓGICAS II <text:s text:c="27"/></text:p>
          </table:table-cell>
          <table:table-cell office:value-type="string">
            <text:p>Surgical Neur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44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Synapse (New York, N.Y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5214</text:p>
          </table:table-cell>
          <table:table-cell office:value-type="string">
            <text:p>CIÊNCIAS BIOLÓGICAS II <text:s text:c="27"/></text:p>
          </table:table-cell>
          <table:table-cell office:value-type="string">
            <text:p>Synlett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911</text:p>
          </table:table-cell>
          <table:table-cell office:value-type="string">
            <text:p>CIÊNCIAS BIOLÓGICAS II <text:s text:c="27"/></text:p>
          </table:table-cell>
          <table:table-cell office:value-type="string">
            <text:p>Synthetic Commun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3-2020</text:p>
          </table:table-cell>
          <table:table-cell office:value-type="string">
            <text:p>CIÊNCIAS BIOLÓGICAS II <text:s text:c="27"/></text:p>
          </table:table-cell>
          <table:table-cell office:value-type="string">
            <text:p>Systematic and Applied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9-63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Systems Biology in Reproductive Medicin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Talanta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7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Tendências em HIV.Aid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20</text:p>
          </table:table-cell>
          <table:table-cell office:value-type="string">
            <text:p>CIÊNCIAS BIOLÓGICAS II <text:s text:c="27"/></text:p>
          </table:table-cell>
          <table:table-cell office:value-type="string">
            <text:p>Tetrahedron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39</text:p>
          </table:table-cell>
          <table:table-cell office:value-type="string">
            <text:p>CIÊNCIAS BIOLÓGICAS II <text:s text:c="27"/></text:p>
          </table:table-cell>
          <table:table-cell office:value-type="string">
            <text:p>Tetrahedron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16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etrahedron: Asymme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2347</text:p>
          </table:table-cell>
          <table:table-cell office:value-type="string">
            <text:p>CIÊNCIAS BIOLÓGICAS II <text:s text:c="27"/></text:p>
          </table:table-cell>
          <table:table-cell office:value-type="string">
            <text:p>Texas Heart Institute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Texto &amp; Contexto Enfermagem (UFSC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703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American Heart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American Journal of Card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440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American Journal of Path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13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American Journal of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American Journal of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29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American Journal of the Medical Scienc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37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American Journal of Tropical Medicine and Hygie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049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American Journal on Addic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147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American Naturalis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84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Anatomical Record. Part A, Discoveries in Molecular, Cellular, and Evolutionary Biology (Cessou em 2006. Fundiu-se com ISSN 1552-4906 The Anatomical Record. Part B, New Anatomist e ISSN 1932-8486 The Anatomical Record (Hoboken, N.J. : 2007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219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Angle Orthodontis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02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Annals of Pharmacotherap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70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Brazilian Journal of Infectious Diseas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2745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Bryologist (College Station, TX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665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Cleft Palate-Craniofacial Journal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2144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Endocrinologist (Baltimore, Md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3-193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European Respiratory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4-1850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European Respiratory Journal. Supple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6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FASEB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464X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FEBS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61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International Journal of Biological Markers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6282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International Journal of Development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278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International Journal of Oral and Maxillofacial Implan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3719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International Journal of Tuberculosis and Lung Disea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55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Alternative and Complementary Medicine (New York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8202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Ara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58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Biological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25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Cell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0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Chemical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Clinical Endocrinology and Metabol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61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Clinical Hypertension (Greenwich, Conn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Clinical Investig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4628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Clinical Pediatric Dentistr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6689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Clinical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22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Craniofacial Surger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2905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Essential Oil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234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Eukaryotic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0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Experimental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295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General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9-2369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Headache and Pain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54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Histochemistry and Cyt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767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Immunology (195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453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Infe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899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31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Membrane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18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Nervous and Mental Diseas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0172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Neuropsychiatry and Clinical Neuroscienc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6474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Neuro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16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Nutri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5900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Pai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395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Parasi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Pediatr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65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Pharmacology and Experimental Therapeu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6095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Sexual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02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Spinal Cord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44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Supercritical Flu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804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Surgical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3804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the American Association of Gynecologic Laparoscopists (Cessou em 200u. Cont. ISSN 1553-4650 Journal of Minimally Invasive Gynecolog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347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U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930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Venomous Animals and Toxin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 of Venomous Animals and Toxins Including Tropical Diseases (CD-RO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500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Journals of Gerontology. Series A, Biological Sciences and Med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5355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Lancet (North American editi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852X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Laryngoscope (St. Lou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8151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Nephron Journal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2882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Open Nutrition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143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Open Pharmacology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3668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Pediatric Infectious Disease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4137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Prostat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3887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Protein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6071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Review of Diabetic Studie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741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Spanish Journal of Psych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561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Veterinary Clinics of North America. Small Animal Practi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233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 Veterinary Journal (London, England. 199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7613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ory in Bio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9447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rapeutic Advances in Cardiovascular Disease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35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rapeutic Drug Monito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691X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rioge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31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ermochimica Act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90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in Solid Fil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3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orax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245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rombosis and Haemosta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3848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rombosis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725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hyroid (New York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816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issue &amp; Cel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3279</text:p>
          </table:table-cell>
          <table:table-cell office:value-type="string">
            <text:p>CIÊNCIAS BIOLÓGICAS II <text:s text:c="27"/></text:p>
          </table:table-cell>
          <table:table-cell office:value-type="string">
            <text:p>Tissue Engineering (Cessou em 2007. Foi desdobrado em três: ISSN 1937-3341 Tissue Engineering. Part A, ISSN 1937-3368 Tissue Engineering. Part B, Reviews e ISSN 1937-3384 Tissue Engineering. Part C Method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227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M &amp; IH. Tropical medicine and international healt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45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Tobacco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6233</text:p>
          </table:table-cell>
          <table:table-cell office:value-type="string">
            <text:p>CIÊNCIAS BIOLÓGICAS II <text:s text:c="27"/></text:p>
          </table:table-cell>
          <table:table-cell office:value-type="string">
            <text:p>Toxicologic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0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Toxicological Scien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48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Toxicology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08X</text:p>
          </table:table-cell>
          <table:table-cell office:value-type="string">
            <text:p>CIÊNCIAS BIOLÓGICAS II <text:s text:c="27"/></text:p>
          </table:table-cell>
          <table:table-cell office:value-type="string">
            <text:p>Toxicology and Applied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2333</text:p>
          </table:table-cell>
          <table:table-cell office:value-type="string">
            <text:p>CIÊNCIAS BIOLÓGICAS II <text:s text:c="27"/></text:p>
          </table:table-cell>
          <table:table-cell office:value-type="string">
            <text:p>Toxicology in Vitr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274</text:p>
          </table:table-cell>
          <table:table-cell office:value-type="string">
            <text:p>CIÊNCIAS BIOLÓGICAS II <text:s text:c="27"/></text:p>
          </table:table-cell>
          <table:table-cell office:value-type="string">
            <text:p>Toxicolog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CIÊNCIAS BIOLÓGICAS II <text:s text:c="27"/></text:p>
          </table:table-cell>
          <table:table-cell office:value-type="string">
            <text:p>Toxicon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203</text:p>
          </table:table-cell>
          <table:table-cell office:value-type="string">
            <text:p>CIÊNCIAS BIOLÓGICAS II <text:s text:c="27"/></text:p>
          </table:table-cell>
          <table:table-cell office:value-type="string">
            <text:p>Transactions of the Royal Society of Tropical Medicine and Hygie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4-0874</text:p>
          </table:table-cell>
          <table:table-cell office:value-type="string">
            <text:p>CIÊNCIAS BIOLÓGICAS II <text:s text:c="27"/></text:p>
          </table:table-cell>
          <table:table-cell office:value-type="string">
            <text:p>Transplant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37</text:p>
          </table:table-cell>
          <table:table-cell office:value-type="string">
            <text:p>CIÊNCIAS BIOLÓGICAS II <text:s text:c="27"/></text:p>
          </table:table-cell>
          <table:table-cell office:value-type="string">
            <text:p>Transplan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CIÊNCIAS BIOLÓGICAS II <text:s text:c="27"/></text:p>
          </table:table-cell>
          <table:table-cell office:value-type="string">
            <text:p>Transplantation Proceeding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004</text:p>
          </table:table-cell>
          <table:table-cell office:value-type="string">
            <text:p>CIÊNCIAS BIOLÓGICAS II <text:s text:c="27"/></text:p>
          </table:table-cell>
          <table:table-cell office:value-type="string">
            <text:p>Trends in Biochemical Sciences (Regular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347</text:p>
          </table:table-cell>
          <table:table-cell office:value-type="string">
            <text:p>CIÊNCIAS BIOLÓGICAS II <text:s text:c="27"/></text:p>
          </table:table-cell>
          <table:table-cell office:value-type="string">
            <text:p>Trends in Ecology &amp; Evolution (Amsterda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525</text:p>
          </table:table-cell>
          <table:table-cell office:value-type="string">
            <text:p>CIÊNCIAS BIOLÓGICAS II <text:s text:c="27"/></text:p>
          </table:table-cell>
          <table:table-cell office:value-type="string">
            <text:p>Trends in Genetics (Regular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490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rends in 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4914</text:p>
          </table:table-cell>
          <table:table-cell office:value-type="string">
            <text:p>CIÊNCIAS BIOLÓGICAS II <text:s text:c="27"/></text:p>
          </table:table-cell>
          <table:table-cell office:value-type="string">
            <text:p>Trends in Molecular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2236</text:p>
          </table:table-cell>
          <table:table-cell office:value-type="string">
            <text:p>CIÊNCIAS BIOLÓGICAS II <text:s text:c="27"/></text:p>
          </table:table-cell>
          <table:table-cell office:value-type="string">
            <text:p>Trends in Neurosciences (Regular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49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Trends in Parasi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6147</text:p>
          </table:table-cell>
          <table:table-cell office:value-type="string">
            <text:p>CIÊNCIAS BIOLÓGICAS II <text:s text:c="27"/></text:p>
          </table:table-cell>
          <table:table-cell office:value-type="string">
            <text:p>Trends in Pharmacological Sciences (Regular ed.,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1385</text:p>
          </table:table-cell>
          <table:table-cell office:value-type="string">
            <text:p>CIÊNCIAS BIOLÓGICAS II <text:s text:c="27"/></text:p>
          </table:table-cell>
          <table:table-cell office:value-type="string">
            <text:p>Trends in Plant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6215</text:p>
          </table:table-cell>
          <table:table-cell office:value-type="string">
            <text:p>CIÊNCIAS BIOLÓGICAS II <text:s text:c="27"/></text:p>
          </table:table-cell>
          <table:table-cell office:value-type="string">
            <text:p>Trials (Lond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9792</text:p>
          </table:table-cell>
          <table:table-cell office:value-type="string">
            <text:p>CIÊNCIAS BIOLÓGICAS II <text:s text:c="27"/></text:p>
          </table:table-cell>
          <table:table-cell office:value-type="string">
            <text:p>Tuberculosis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624X</text:p>
          </table:table-cell>
          <table:table-cell office:value-type="string">
            <text:p>CIÊNCIAS BIOLÓGICAS II <text:s text:c="27"/></text:p>
          </table:table-cell>
          <table:table-cell office:value-type="string">
            <text:p>Ultrasonics (Guildfor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177</text:p>
          </table:table-cell>
          <table:table-cell office:value-type="string">
            <text:p>CIÊNCIAS BIOLÓGICAS II <text:s text:c="27"/></text:p>
          </table:table-cell>
          <table:table-cell office:value-type="string">
            <text:p>Ultrasonics Son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5629</text:p>
          </table:table-cell>
          <table:table-cell office:value-type="string">
            <text:p>CIÊNCIAS BIOLÓGICAS II <text:s text:c="27"/></text:p>
          </table:table-cell>
          <table:table-cell office:value-type="string">
            <text:p>Ultrasound in Medicine &amp;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692</text:p>
          </table:table-cell>
          <table:table-cell office:value-type="string">
            <text:p>CIÊNCIAS BIOLÓGICAS II <text:s text:c="27"/></text:p>
          </table:table-cell>
          <table:table-cell office:value-type="string">
            <text:p>Ultrasound in Obstetrics &amp; Gyne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11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Urologia International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295</text:p>
          </table:table-cell>
          <table:table-cell office:value-type="string">
            <text:p>CIÊNCIAS BIOLÓGICAS II <text:s text:c="27"/></text:p>
          </table:table-cell>
          <table:table-cell office:value-type="string">
            <text:p>Urology (Ridgewood, N.J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410X</text:p>
          </table:table-cell>
          <table:table-cell office:value-type="string">
            <text:p>CIÊNCIAS BIOLÓGICAS II <text:s text:c="27"/></text:p>
          </table:table-cell>
          <table:table-cell office:value-type="string">
            <text:p>Vaccine (Guild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6-6344</text:p>
          </table:table-cell>
          <table:table-cell office:value-type="string">
            <text:p>CIÊNCIAS BIOLÓGICAS II <text:s text:c="27"/></text:p>
          </table:table-cell>
          <table:table-cell office:value-type="string">
            <text:p>Vascular Health and Risk Management (Cessou em 2008. Cont. ISSN 1178-2048 Vascular Health and Risk Management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1891</text:p>
          </table:table-cell>
          <table:table-cell office:value-type="string">
            <text:p>CIÊNCIAS BIOLÓGICAS II <text:s text:c="27"/></text:p>
          </table:table-cell>
          <table:table-cell office:value-type="string">
            <text:p>Vascular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2987</text:p>
          </table:table-cell>
          <table:table-cell office:value-type="string">
            <text:p>CIÊNCIAS BIOLÓGICAS II <text:s text:c="27"/></text:p>
          </table:table-cell>
          <table:table-cell office:value-type="string">
            <text:p>Veterinary Anaesthesia and Analgesia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6382</text:p>
          </table:table-cell>
          <table:table-cell office:value-type="string">
            <text:p>CIÊNCIAS BIOLÓGICAS II <text:s text:c="27"/></text:p>
          </table:table-cell>
          <table:table-cell office:value-type="string">
            <text:p>Veterinary Clinical Path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27</text:p>
          </table:table-cell>
          <table:table-cell office:value-type="string">
            <text:p>CIÊNCIAS BIOLÓGICAS II <text:s text:c="27"/></text:p>
          </table:table-cell>
          <table:table-cell office:value-type="string">
            <text:p>Veterinary Immunology and Immuno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35</text:p>
          </table:table-cell>
          <table:table-cell office:value-type="string">
            <text:p>CIÊNCIAS BIOLÓGICAS II <text:s text:c="27"/></text:p>
          </table:table-cell>
          <table:table-cell office:value-type="string">
            <text:p>Veterinary Microbiology (Amsterdam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CIÊNCIAS BIOLÓGICAS II <text:s text:c="27"/></text:p>
          </table:table-cell>
          <table:table-cell office:value-type="string">
            <text:p>Veterinary Parasi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4900</text:p>
          </table:table-cell>
          <table:table-cell office:value-type="string">
            <text:p>CIÊNCIAS BIOLÓGICAS II <text:s text:c="27"/></text:p>
          </table:table-cell>
          <table:table-cell office:value-type="string">
            <text:p>Veterinary Recor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249</text:p>
          </table:table-cell>
          <table:table-cell office:value-type="string">
            <text:p>CIÊNCIAS BIOLÓGICAS II <text:s text:c="27"/></text:p>
          </table:table-cell>
          <table:table-cell office:value-type="string">
            <text:p>Veterinary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7380</text:p>
          </table:table-cell>
          <table:table-cell office:value-type="string">
            <text:p>CIÊNCIAS BIOLÓGICAS II <text:s text:c="27"/></text:p>
          </table:table-cell>
          <table:table-cell office:value-type="string">
            <text:p>Veterinary Research Commun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6317</text:p>
          </table:table-cell>
          <table:table-cell office:value-type="string">
            <text:p>CIÊNCIAS BIOLÓGICAS II <text:s text:c="27"/></text:p>
          </table:table-cell>
          <table:table-cell office:value-type="string">
            <text:p>Virchows Archiv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6822</text:p>
          </table:table-cell>
          <table:table-cell office:value-type="string">
            <text:p>CIÊNCIAS BIOLÓGICAS II <text:s text:c="27"/></text:p>
          </table:table-cell>
          <table:table-cell office:value-type="string">
            <text:p>Virology (New York, N.Y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8569</text:p>
          </table:table-cell>
          <table:table-cell office:value-type="string">
            <text:p>CIÊNCIAS BIOLÓGICAS II <text:s text:c="27"/></text:p>
          </table:table-cell>
          <table:table-cell office:value-type="string">
            <text:p>Virus Gen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702</text:p>
          </table:table-cell>
          <table:table-cell office:value-type="string">
            <text:p>CIÊNCIAS BIOLÓGICAS II <text:s text:c="27"/></text:p>
          </table:table-cell>
          <table:table-cell office:value-type="string">
            <text:p>Virus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63</text:p>
          </table:table-cell>
          <table:table-cell office:value-type="string">
            <text:p>CIÊNCIAS BIOLÓGICAS II <text:s text:c="27"/></text:p>
          </table:table-cell>
          <table:table-cell office:value-type="string">
            <text:p>Virus Reviews and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6989</text:p>
          </table:table-cell>
          <table:table-cell office:value-type="string">
            <text:p>CIÊNCIAS BIOLÓGICAS II <text:s text:c="27"/></text:p>
          </table:table-cell>
          <table:table-cell office:value-type="string">
            <text:p>Vision Research (Ox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5238</text:p>
          </table:table-cell>
          <table:table-cell office:value-type="string">
            <text:p>CIÊNCIAS BIOLÓGICAS II <text:s text:c="27"/></text:p>
          </table:table-cell>
          <table:table-cell office:value-type="string">
            <text:p>Visual Neuro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007</text:p>
          </table:table-cell>
          <table:table-cell office:value-type="string">
            <text:p>CIÊNCIAS BIOLÓGICAS II <text:s text:c="27"/></text:p>
          </table:table-cell>
          <table:table-cell office:value-type="string">
            <text:p>Vox Sanguinis (Basel. 195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354</text:p>
          </table:table-cell>
          <table:table-cell office:value-type="string">
            <text:p>CIÊNCIAS BIOLÓGICAS II <text:s text:c="27"/></text:p>
          </table:table-cell>
          <table:table-cell office:value-type="string">
            <text:p>Water Research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6979</text:p>
          </table:table-cell>
          <table:table-cell office:value-type="string">
            <text:p>CIÊNCIAS BIOLÓGICAS II <text:s text:c="27"/></text:p>
          </table:table-cell>
          <table:table-cell office:value-type="string">
            <text:p>Water, Air and Soil Pollu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9327</text:p>
          </table:table-cell>
          <table:table-cell office:value-type="string">
            <text:p>CIÊNCIAS BIOLÓGICAS II <text:s text:c="27"/></text:p>
          </table:table-cell>
          <table:table-cell office:value-type="string">
            <text:p>World Journal of Gastroente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993</text:p>
          </table:table-cell>
          <table:table-cell office:value-type="string">
            <text:p>CIÊNCIAS BIOLÓGICAS II <text:s text:c="27"/></text:p>
          </table:table-cell>
          <table:table-cell office:value-type="string">
            <text:p>World Journal of Microbiology &amp;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2313</text:p>
          </table:table-cell>
          <table:table-cell office:value-type="string">
            <text:p>CIÊNCIAS BIOLÓGICAS II <text:s text:c="27"/></text:p>
          </table:table-cell>
          <table:table-cell office:value-type="string">
            <text:p>World Journal of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7-1927</text:p>
          </table:table-cell>
          <table:table-cell office:value-type="string">
            <text:p>CIÊNCIAS BIOLÓGICAS II <text:s text:c="27"/></text:p>
          </table:table-cell>
          <table:table-cell office:value-type="string">
            <text:p>Wound Repair and Regener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8246</text:p>
          </table:table-cell>
          <table:table-cell office:value-type="string">
            <text:p>CIÊNCIAS BIOLÓGICAS II <text:s text:c="27"/></text:p>
          </table:table-cell>
          <table:table-cell office:value-type="string">
            <text:p>X-Ray Spectrome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503X</text:p>
          </table:table-cell>
          <table:table-cell office:value-type="string">
            <text:p>CIÊNCIAS BIOLÓGICAS II <text:s text:c="27"/></text:p>
          </table:table-cell>
          <table:table-cell office:value-type="string">
            <text:p>Yeast (Chichester, Englan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075</text:p>
          </table:table-cell>
          <table:table-cell office:value-type="string">
            <text:p>CIÊNCIAS BIOLÓGICAS II <text:s text:c="27"/></text:p>
          </table:table-cell>
          <table:table-cell office:value-type="string">
            <text:p>Zeitschrift für Naturforschung. C, A Journal of Bio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5506</text:p>
          </table:table-cell>
          <table:table-cell office:value-type="string">
            <text:p>CIÊNCIAS BIOLÓGICAS II <text:s text:c="27"/></text:p>
          </table:table-cell>
          <table:table-cell office:value-type="string">
            <text:p>Zoological Stud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2006</text:p>
          </table:table-cell>
          <table:table-cell office:value-type="string">
            <text:p>CIÊNCIAS BIOLÓGICAS II <text:s text:c="27"/></text:p>
          </table:table-cell>
          <table:table-cell office:value-type="string">
            <text:p>Zoology (Jen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2378</text:p>
          </table:table-cell>
          <table:table-cell office:value-type="string">
            <text:p>CIÊNCIAS BIOLÓGICAS II <text:s text:c="27"/></text:p>
          </table:table-cell>
          <table:table-cell office:value-type="string">
            <text:p>Zoonoses and Public Health (Interne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26</text:p>
          </table:table-cell>
          <table:table-cell office:value-type="string">
            <text:p>CIÊNCIAS BIOLÓGICAS II <text:s text:c="27"/></text:p>
          </table:table-cell>
          <table:table-cell office:value-type="string">
            <text:p>Zootaxa (Auckland.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3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31:29</dc:date>
    <dc:creator>Marco Silva</dc:creator>
    <meta:document-statistic meta:table-count="1" meta:cell-count="9629" meta:object-count="0"/>
    <meta:generator>OpenOffice.org/3.2$Unix OpenOffice.org_project/320m12$Build-9483</meta:generator>
  </office:meta>
</office:document-meta>
</file>